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3/content.xml" manifest:media-type="text/xml"/>
  <manifest:file-entry manifest:full-path="Object 8/content.xml" manifest:media-type="text/xml"/>
  <manifest:file-entry manifest:full-path="Object 14/content.xml" manifest:media-type="text/xml"/>
  <manifest:file-entry manifest:full-path="Object 15/content.xml" manifest:media-type="text/xml"/>
  <manifest:file-entry manifest:full-path="Object 12/content.xml" manifest:media-type="text/xml"/>
  <manifest:file-entry manifest:full-path="Object 7/content.xml" manifest:media-type="text/xml"/>
  <manifest:file-entry manifest:full-path="Object 6/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4/content.xml" manifest:media-type="text/xml"/>
  <manifest:file-entry manifest:full-path="Object 5/content.xml" manifest:media-type="text/xml"/>
  <manifest:file-entry manifest:full-path="Object 3/content.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office:font-face-decls>
  <office:automatic-styles>
    <style:style style:name="P1" style:parent-style-name="Standard" style:master-page-name="MP0" style:family="paragraph">
      <style:paragraph-properties fo:break-before="page" fo:text-align="center"/>
      <style:text-properties style:font-name="Calibri Light" style:font-name-complex="Calibri Light" fo:font-size="14pt" style:font-size-asian="14pt" style:font-size-complex="14pt"/>
    </style:style>
    <style:style style:name="P2" style:parent-style-name="Standard" style:family="paragraph">
      <style:paragraph-properties fo:text-align="center"/>
      <style:text-properties style:font-name="Calibri Light" style:font-name-complex="Calibri Light" fo:font-size="14pt" style:font-size-asian="14pt" style:font-size-complex="14pt"/>
    </style:style>
    <style:style style:name="P3" style:parent-style-name="Standard" style:family="paragraph">
      <style:paragraph-properties fo:text-align="center"/>
      <style:text-properties style:font-name="Calibri Light" style:font-name-complex="Calibri Light" fo:font-size="14pt" style:font-size-asian="14pt" style:font-size-complex="14pt"/>
    </style:style>
    <style:style style:name="P4" style:parent-style-name="Überschrift1" style:family="paragraph">
      <style:paragraph-properties fo:text-align="center"/>
      <style:text-properties fo:font-weight="bold" style:font-weight-asian="bold" style:use-window-font-color="true" fo:font-size="18pt" style:font-size-asian="18pt" style:font-size-complex="19pt"/>
    </style:style>
    <style:style style:name="P5" style:parent-style-name="Standard" style:family="paragraph">
      <style:paragraph-properties fo:text-align="center"/>
      <style:text-properties style:font-name="Times New Roman" fo:font-size="16pt" style:font-size-asian="16pt" style:font-size-complex="16pt"/>
    </style:style>
    <style:style style:name="P6" style:parent-style-name="Standard" style:family="paragraph">
      <style:paragraph-properties fo:text-align="center"/>
      <style:text-properties style:font-name="Times New Roman" fo:font-size="16pt" style:font-size-asian="16pt" style:font-size-complex="16pt"/>
    </style:style>
    <style:style style:name="P7" style:parent-style-name="Standard" style:family="paragraph">
      <style:paragraph-properties fo:text-align="center" fo:line-height="150%"/>
    </style:style>
    <style:style style:name="T8" style:parent-style-name="Absatz-Standardschriftart" style:family="text">
      <style:text-properties fo:font-size="14pt" style:font-size-asian="14pt" style:font-size-complex="14pt"/>
    </style:style>
    <style:style style:name="T9" style:parent-style-name="Absatz-Standardschriftart" style:family="text">
      <style:text-properties fo:font-size="14pt" style:font-size-asian="14pt" style:font-size-complex="14pt"/>
    </style:style>
    <style:style style:name="P10" style:parent-style-name="Standard" style:family="paragraph">
      <style:paragraph-properties fo:text-align="center" fo:line-height="150%"/>
    </style:style>
    <style:style style:name="T11" style:parent-style-name="Absatz-Standardschriftart" style:family="text">
      <style:text-properties fo:font-size="14pt" style:font-size-asian="14pt" style:font-size-complex="14pt"/>
    </style:style>
    <style:style style:name="T12" style:parent-style-name="Absatz-Standardschriftart" style:family="text">
      <style:text-properties fo:font-weight="bold" style:font-weight-asian="bold" fo:font-size="14pt" style:font-size-asian="14pt" style:font-size-complex="14pt"/>
    </style:style>
    <style:style style:name="T13" style:parent-style-name="Absatz-Standardschriftart" style:family="text">
      <style:text-properties fo:font-size="14pt" style:font-size-asian="14pt" style:font-size-complex="14pt"/>
    </style:style>
    <style:style style:name="P14" style:parent-style-name="Standard" style:family="paragraph">
      <style:paragraph-properties fo:text-align="center" fo:line-height="150%"/>
      <style:text-properties fo:font-size="14pt" style:font-size-asian="14pt" style:font-size-complex="14pt"/>
    </style:style>
    <style:style style:name="P15" style:parent-style-name="Standard" style:family="paragraph">
      <style:paragraph-properties fo:line-height="150%">
        <style:tab-stops>
          <style:tab-stop style:type="left" style:position="1.0347in"/>
        </style:tab-stops>
      </style:paragraph-properties>
      <style:text-properties fo:font-size="14pt" style:font-size-asian="14pt" style:font-size-complex="14pt"/>
    </style:style>
    <style:style style:name="P16" style:parent-style-name="Standard" style:family="paragraph">
      <style:paragraph-properties fo:line-height="150%">
        <style:tab-stops>
          <style:tab-stop style:type="left" style:position="1.0347in"/>
        </style:tab-stops>
      </style:paragraph-properties>
      <style:text-properties fo:font-size="14pt" style:font-size-asian="14pt" style:font-size-complex="14pt"/>
    </style:style>
    <style:style style:name="P17" style:parent-style-name="Standard" style:family="paragraph">
      <style:paragraph-properties fo:line-height="150%">
        <style:tab-stops>
          <style:tab-stop style:type="left" style:position="1.0347in"/>
        </style:tab-stops>
      </style:paragraph-properties>
      <style:text-properties fo:font-size="14pt" style:font-size-asian="14pt" style:font-size-complex="14pt"/>
    </style:style>
    <style:style style:name="P18" style:parent-style-name="Standard" style:family="paragraph">
      <style:paragraph-properties fo:line-height="150%">
        <style:tab-stops>
          <style:tab-stop style:type="left" style:position="1.0347in"/>
        </style:tab-stops>
      </style:paragraph-properties>
      <style:text-properties fo:font-size="14pt" style:font-size-asian="14pt" style:font-size-complex="14pt"/>
    </style:style>
    <style:style style:name="P19" style:parent-style-name="Standard" style:family="paragraph">
      <style:paragraph-properties fo:text-align="justify" fo:line-height="150%"/>
    </style:style>
    <style:style style:name="T20" style:parent-style-name="Absatz-Standardschriftart" style:family="text">
      <style:text-properties fo:font-weight="bold" style:font-weight-asian="bold" fo:font-size="14pt" style:font-size-asian="14pt" style:font-size-complex="14pt"/>
    </style:style>
    <style:style style:name="T21" style:parent-style-name="Absatz-Standardschriftart" style:family="text">
      <style:text-properties fo:font-size="14pt" style:font-size-asian="14pt" style:font-size-complex="14pt"/>
    </style:style>
    <style:style style:name="P22" style:parent-style-name="Standard" style:family="paragraph">
      <style:paragraph-properties fo:text-align="justify" fo:line-height="150%"/>
    </style:style>
    <style:style style:name="T23" style:parent-style-name="Absatz-Standardschriftart" style:family="text">
      <style:text-properties fo:font-weight="bold" style:font-weight-asian="bold" fo:font-size="14pt" style:font-size-asian="14pt" style:font-size-complex="14pt"/>
    </style:style>
    <style:style style:name="T24" style:parent-style-name="Absatz-Standardschriftart" style:family="text">
      <style:text-properties fo:font-size="14pt" style:font-size-asian="14pt" style:font-size-complex="14pt"/>
    </style:style>
    <style:style style:name="P25" style:parent-style-name="Standard" style:family="paragraph">
      <style:paragraph-properties fo:text-align="justify" fo:line-height="150%" fo:margin-left="1.3784in" fo:text-indent="-1.3784in">
        <style:tab-stops/>
      </style:paragraph-properties>
    </style:style>
    <style:style style:name="T26" style:parent-style-name="Absatz-Standardschriftart" style:family="text">
      <style:text-properties fo:font-weight="bold" style:font-weight-asian="bold" fo:font-size="14pt" style:font-size-asian="14pt" style:font-size-complex="14pt"/>
    </style:style>
    <style:style style:name="T27" style:parent-style-name="Absatz-Standardschriftart" style:family="text">
      <style:text-properties fo:font-size="14pt" style:font-size-asian="14pt" style:font-size-complex="14pt"/>
    </style:style>
    <style:style style:name="T28" style:parent-style-name="Absatz-Standardschriftart" style:family="text">
      <style:text-properties fo:font-size="14pt" style:font-size-asian="14pt" style:font-size-complex="14pt"/>
    </style:style>
    <style:style style:name="P29" style:parent-style-name="Standard" style:family="paragraph">
      <style:paragraph-properties fo:text-align="justify" fo:line-height="150%" fo:margin-left="1.6736in" fo:text-indent="-1.6736in">
        <style:tab-stops/>
      </style:paragraph-properties>
    </style:style>
    <style:style style:name="T30" style:parent-style-name="Absatz-Standardschriftart" style:family="text">
      <style:text-properties fo:font-weight="bold" style:font-weight-asian="bold" fo:font-size="14pt" style:font-size-asian="14pt" style:font-size-complex="14pt"/>
    </style:style>
    <style:style style:name="T31" style:parent-style-name="Absatz-Standardschriftart" style:family="text">
      <style:text-properties fo:font-size="14pt" style:font-size-asian="14pt" style:font-size-complex="14pt"/>
    </style:style>
    <style:style style:name="P32" style:parent-style-name="Inhaltsverzeichnisüberschrift" style:master-page-name="MP1" style:family="paragraph">
      <style:paragraph-properties fo:break-before="page"/>
    </style:style>
    <style:style style:name="T33" style:parent-style-name="Absatz-Standardschriftart" style:family="text">
      <style:text-properties fo:font-weight="bold" style:font-weight-asian="bold" style:use-window-font-color="true" fo:font-size="18pt" style:font-size-asian="18pt"/>
    </style:style>
    <style:style style:name="T34" style:parent-style-name="Absatz-Standardschriftart" style:family="text">
      <style:text-properties fo:font-weight="bold" style:font-weight-asian="bold" style:use-window-font-color="true" fo:font-size="18pt" style:font-size-asian="18pt"/>
    </style:style>
    <style:style style:name="P35" style:parent-style-name="Verzeichnis1" style:family="paragraph">
      <style:paragraph-properties>
        <style:tab-stops>
          <style:tab-stop style:type="right" style:leader-style="dotted" style:leader-text="." style:position="6.293in"/>
        </style:tab-stops>
      </style:paragraph-properties>
    </style:style>
    <style:style style:name="P36" style:parent-style-name="Verzeichnis1" style:family="paragraph">
      <style:paragraph-properties>
        <style:tab-stops>
          <style:tab-stop style:type="right" style:leader-style="dotted" style:leader-text="." style:position="6.293in"/>
        </style:tab-stops>
      </style:paragraph-properties>
    </style:style>
    <style:style style:name="T37" style:parent-style-name="Hyperlink" style:family="text">
      <style:text-properties fo:font-weight="bold" style:font-weight-asian="bold"/>
    </style:style>
    <style:style style:name="P38" style:parent-style-name="Verzeichnis1" style:family="paragraph">
      <style:paragraph-properties>
        <style:tab-stops>
          <style:tab-stop style:type="right" style:leader-style="dotted" style:leader-text="." style:position="6.293in"/>
        </style:tab-stops>
      </style:paragraph-properties>
    </style:style>
    <style:style style:name="T39" style:parent-style-name="Hyperlink" style:family="text">
      <style:text-properties fo:font-weight="bold" style:font-weight-asian="bold"/>
    </style:style>
    <style:style style:name="P40" style:parent-style-name="Verzeichnis2" style:family="paragraph">
      <style:paragraph-properties>
        <style:tab-stops>
          <style:tab-stop style:type="right" style:leader-style="dotted" style:leader-text="." style:position="6.1402in"/>
        </style:tab-stops>
      </style:paragraph-properties>
    </style:style>
    <style:style style:name="P41" style:parent-style-name="Verzeichnis2" style:family="paragraph">
      <style:paragraph-properties>
        <style:tab-stops>
          <style:tab-stop style:type="right" style:leader-style="dotted" style:leader-text="." style:position="6.1402in"/>
        </style:tab-stops>
      </style:paragraph-properties>
    </style:style>
    <style:style style:name="P42" style:parent-style-name="Verzeichnis3" style:family="paragraph">
      <style:paragraph-properties>
        <style:tab-stops>
          <style:tab-stop style:type="right" style:leader-style="dotted" style:leader-text="." style:position="5.9875in"/>
        </style:tab-stops>
      </style:paragraph-properties>
    </style:style>
    <style:style style:name="P43" style:parent-style-name="Verzeichnis3" style:family="paragraph">
      <style:paragraph-properties>
        <style:tab-stops>
          <style:tab-stop style:type="right" style:leader-style="dotted" style:leader-text="." style:position="5.9875in"/>
        </style:tab-stops>
      </style:paragraph-properties>
    </style:style>
    <style:style style:name="P44" style:parent-style-name="Verzeichnis3" style:family="paragraph">
      <style:paragraph-properties>
        <style:tab-stops>
          <style:tab-stop style:type="right" style:leader-style="dotted" style:leader-text="." style:position="5.9875in"/>
        </style:tab-stops>
      </style:paragraph-properties>
    </style:style>
    <style:style style:name="P45" style:parent-style-name="Verzeichnis2" style:family="paragraph">
      <style:paragraph-properties>
        <style:tab-stops>
          <style:tab-stop style:type="right" style:leader-style="dotted" style:leader-text="." style:position="6.1402in"/>
        </style:tab-stops>
      </style:paragraph-properties>
    </style:style>
    <style:style style:name="P46" style:parent-style-name="Verzeichnis1" style:family="paragraph">
      <style:paragraph-properties>
        <style:tab-stops>
          <style:tab-stop style:type="right" style:leader-style="dotted" style:leader-text="." style:position="6.293in"/>
        </style:tab-stops>
      </style:paragraph-properties>
    </style:style>
    <style:style style:name="P47" style:parent-style-name="Verzeichnis2" style:family="paragraph">
      <style:paragraph-properties>
        <style:tab-stops>
          <style:tab-stop style:type="right" style:leader-style="dotted" style:leader-text="." style:position="6.1402in"/>
        </style:tab-stops>
      </style:paragraph-properties>
    </style:style>
    <style:style style:name="P48" style:parent-style-name="Verzeichnis2" style:family="paragraph">
      <style:paragraph-properties>
        <style:tab-stops>
          <style:tab-stop style:type="right" style:leader-style="dotted" style:leader-text="." style:position="6.1402in"/>
        </style:tab-stops>
      </style:paragraph-properties>
    </style:style>
    <style:style style:name="P49" style:parent-style-name="Verzeichnis3" style:family="paragraph">
      <style:paragraph-properties>
        <style:tab-stops>
          <style:tab-stop style:type="right" style:leader-style="dotted" style:leader-text="." style:position="5.9875in"/>
        </style:tab-stops>
      </style:paragraph-properties>
    </style:style>
    <style:style style:name="P50" style:parent-style-name="Verzeichnis3" style:family="paragraph">
      <style:paragraph-properties>
        <style:tab-stops>
          <style:tab-stop style:type="right" style:leader-style="dotted" style:leader-text="." style:position="5.9875in"/>
        </style:tab-stops>
      </style:paragraph-properties>
    </style:style>
    <style:style style:name="P51" style:parent-style-name="Verzeichnis2" style:family="paragraph">
      <style:paragraph-properties>
        <style:tab-stops>
          <style:tab-stop style:type="right" style:leader-style="dotted" style:leader-text="." style:position="6.1402in"/>
        </style:tab-stops>
      </style:paragraph-properties>
    </style:style>
    <style:style style:name="P52" style:parent-style-name="Verzeichnis3" style:family="paragraph">
      <style:paragraph-properties>
        <style:tab-stops>
          <style:tab-stop style:type="right" style:leader-style="dotted" style:leader-text="." style:position="5.9875in"/>
        </style:tab-stops>
      </style:paragraph-properties>
    </style:style>
    <style:style style:name="P53" style:parent-style-name="Verzeichnis3" style:family="paragraph">
      <style:paragraph-properties>
        <style:tab-stops>
          <style:tab-stop style:type="right" style:leader-style="dotted" style:leader-text="." style:position="5.9875in"/>
        </style:tab-stops>
      </style:paragraph-properties>
    </style:style>
    <style:style style:name="P54" style:parent-style-name="Verzeichnis3" style:family="paragraph">
      <style:paragraph-properties>
        <style:tab-stops>
          <style:tab-stop style:type="right" style:leader-style="dotted" style:leader-text="." style:position="5.9875in"/>
        </style:tab-stops>
      </style:paragraph-properties>
    </style:style>
    <style:style style:name="P55" style:parent-style-name="Verzeichnis2" style:family="paragraph">
      <style:paragraph-properties>
        <style:tab-stops>
          <style:tab-stop style:type="right" style:leader-style="dotted" style:leader-text="." style:position="6.1402in"/>
        </style:tab-stops>
      </style:paragraph-properties>
    </style:style>
    <style:style style:name="P56" style:parent-style-name="Verzeichnis3" style:family="paragraph">
      <style:paragraph-properties>
        <style:tab-stops>
          <style:tab-stop style:type="right" style:leader-style="dotted" style:leader-text="." style:position="5.9875in"/>
        </style:tab-stops>
      </style:paragraph-properties>
    </style:style>
    <style:style style:name="P57" style:parent-style-name="Verzeichnis3" style:family="paragraph">
      <style:paragraph-properties>
        <style:tab-stops>
          <style:tab-stop style:type="right" style:leader-style="dotted" style:leader-text="." style:position="5.9875in"/>
        </style:tab-stops>
      </style:paragraph-properties>
    </style:style>
    <style:style style:name="P58" style:parent-style-name="Verzeichnis3" style:family="paragraph">
      <style:paragraph-properties>
        <style:tab-stops>
          <style:tab-stop style:type="right" style:leader-style="dotted" style:leader-text="." style:position="5.9875in"/>
        </style:tab-stops>
      </style:paragraph-properties>
    </style:style>
    <style:style style:name="P59" style:parent-style-name="Verzeichnis3" style:family="paragraph">
      <style:paragraph-properties>
        <style:tab-stops>
          <style:tab-stop style:type="right" style:leader-style="dotted" style:leader-text="." style:position="5.9875in"/>
        </style:tab-stops>
      </style:paragraph-properties>
    </style:style>
    <style:style style:name="P60" style:parent-style-name="Verzeichnis3" style:family="paragraph">
      <style:paragraph-properties>
        <style:tab-stops>
          <style:tab-stop style:type="right" style:leader-style="dotted" style:leader-text="." style:position="5.9875in"/>
        </style:tab-stops>
      </style:paragraph-properties>
    </style:style>
    <style:style style:name="P61" style:parent-style-name="Verzeichnis3" style:family="paragraph">
      <style:paragraph-properties>
        <style:tab-stops>
          <style:tab-stop style:type="right" style:leader-style="dotted" style:leader-text="." style:position="5.9875in"/>
        </style:tab-stops>
      </style:paragraph-properties>
    </style:style>
    <style:style style:name="P62" style:parent-style-name="Verzeichnis3" style:family="paragraph">
      <style:paragraph-properties>
        <style:tab-stops>
          <style:tab-stop style:type="right" style:leader-style="dotted" style:leader-text="." style:position="5.9875in"/>
        </style:tab-stops>
      </style:paragraph-properties>
    </style:style>
    <style:style style:name="P63" style:parent-style-name="Verzeichnis1" style:family="paragraph">
      <style:paragraph-properties>
        <style:tab-stops>
          <style:tab-stop style:type="right" style:leader-style="dotted" style:leader-text="." style:position="6.293in"/>
        </style:tab-stops>
      </style:paragraph-properties>
    </style:style>
    <style:style style:name="P64" style:parent-style-name="Verzeichnis1" style:family="paragraph">
      <style:paragraph-properties>
        <style:tab-stops>
          <style:tab-stop style:type="right" style:leader-style="dotted" style:leader-text="." style:position="6.293in"/>
        </style:tab-stops>
      </style:paragraph-properties>
    </style:style>
    <style:style style:name="P65" style:parent-style-name="Standard" style:family="paragraph">
      <style:paragraph-properties fo:text-align="justify"/>
      <style:text-properties style:font-name="Calibri Light" style:font-name-complex="Calibri Light" fo:font-size="14pt" style:font-size-asian="14pt" style:font-size-complex="14pt"/>
    </style:style>
    <style:style style:name="P66" style:parent-style-name="Überschrift1" style:master-page-name="MP2" style:family="paragraph">
      <style:paragraph-properties fo:break-before="page"/>
      <style:text-properties fo:font-weight="bold" style:font-weight-asian="bold" style:use-window-font-color="true"/>
    </style:style>
    <style:style style:name="P67" style:parent-style-name="Standard" style:family="paragraph">
      <style:paragraph-properties fo:margin-bottom="0in"/>
      <style:text-properties fo:font-weight="bold" style:font-weight-asian="bold" fo:font-size="12pt" style:font-size-asian="12pt" fo:language="en" fo:country="US"/>
    </style:style>
    <style:style style:name="P68" style:parent-style-name="Standard" style:family="paragraph">
      <style:paragraph-properties fo:margin-bottom="0in"/>
    </style:style>
    <style:style style:name="T69" style:parent-style-name="Absatz-Standardschriftart" style:family="text">
      <style:text-properties fo:font-weight="bold" style:font-weight-asian="bold" fo:font-size="12pt" style:font-size-asian="12pt" fo:language="en" fo:country="US"/>
    </style:style>
    <style:style style:name="T70" style:parent-style-name="Absatz-Standardschriftart" style:family="text">
      <style:text-properties fo:font-weight="bold" style:font-weight-asian="bold" fo:font-size="12pt" style:font-size-asian="12pt" fo:language="en" fo:country="US"/>
    </style:style>
    <style:style style:name="T71" style:parent-style-name="Absatz-Standardschriftart" style:family="text">
      <style:text-properties fo:font-weight="bold" style:font-weight-asian="bold" fo:font-size="12pt" style:font-size-asian="12pt" fo:language="en" fo:country="US"/>
    </style:style>
    <style:style style:name="T72" style:parent-style-name="Absatz-Standardschriftart" style:family="text">
      <style:text-properties fo:font-weight="bold" style:font-weight-asian="bold" fo:font-size="12pt" style:font-size-asian="12pt" fo:language="en" fo:country="US"/>
    </style:style>
    <style:style style:name="T73" style:parent-style-name="Absatz-Standardschriftart" style:family="text">
      <style:text-properties fo:font-weight="bold" style:font-weight-asian="bold" fo:font-size="12pt" style:font-size-asian="12pt" fo:language="en" fo:country="US"/>
    </style:style>
    <style:style style:name="T74" style:parent-style-name="Absatz-Standardschriftart" style:family="text">
      <style:text-properties fo:font-size="12pt" style:font-size-asian="12pt" fo:language="en" fo:country="US"/>
    </style:style>
    <style:style style:name="P75" style:parent-style-name="Standard" style:family="paragraph">
      <style:paragraph-properties fo:margin-bottom="0in"/>
    </style:style>
    <style:style style:name="T76" style:parent-style-name="Absatz-Standardschriftart" style:family="text">
      <style:text-properties fo:font-weight="bold" style:font-weight-asian="bold" fo:font-size="12pt" style:font-size-asian="12pt" fo:language="en" fo:country="US"/>
    </style:style>
    <style:style style:name="T77" style:parent-style-name="Absatz-Standardschriftart" style:family="text">
      <style:text-properties fo:font-weight="bold" style:font-weight-asian="bold" fo:font-size="12pt" style:font-size-asian="12pt" fo:language="en" fo:country="US"/>
    </style:style>
    <style:style style:name="T78" style:parent-style-name="Absatz-Standardschriftart" style:family="text">
      <style:text-properties fo:font-weight="bold" style:font-weight-asian="bold" fo:font-size="12pt" style:font-size-asian="12pt" fo:language="en" fo:country="US"/>
    </style:style>
    <style:style style:name="T79" style:parent-style-name="Absatz-Standardschriftart" style:family="text">
      <style:text-properties fo:font-weight="bold" style:font-weight-asian="bold" fo:font-size="12pt" style:font-size-asian="12pt" fo:language="en" fo:country="US"/>
    </style:style>
    <style:style style:name="T80" style:parent-style-name="Absatz-Standardschriftart" style:family="text">
      <style:text-properties fo:font-weight="bold" style:font-weight-asian="bold" fo:font-size="12pt" style:font-size-asian="12pt" fo:language="en" fo:country="US"/>
    </style:style>
    <style:style style:name="T81" style:parent-style-name="Absatz-Standardschriftart" style:family="text">
      <style:text-properties fo:font-size="12pt" style:font-size-asian="12pt" fo:language="en" fo:country="US"/>
    </style:style>
    <style:style style:name="P82" style:parent-style-name="Standard" style:family="paragraph">
      <style:paragraph-properties fo:margin-bottom="0in"/>
    </style:style>
    <style:style style:name="T83" style:parent-style-name="Absatz-Standardschriftart" style:family="text">
      <style:text-properties fo:font-weight="bold" style:font-weight-asian="bold" fo:font-size="12pt" style:font-size-asian="12pt" fo:language="en" fo:country="US"/>
    </style:style>
    <style:style style:name="T84" style:parent-style-name="Absatz-Standardschriftart" style:family="text">
      <style:text-properties fo:font-weight="bold" style:font-weight-asian="bold" fo:font-size="12pt" style:font-size-asian="12pt" fo:language="en" fo:country="US"/>
    </style:style>
    <style:style style:name="T85" style:parent-style-name="Absatz-Standardschriftart" style:family="text">
      <style:text-properties fo:font-weight="bold" style:font-weight-asian="bold" fo:font-size="12pt" style:font-size-asian="12pt" fo:language="en" fo:country="US"/>
    </style:style>
    <style:style style:name="T86" style:parent-style-name="Absatz-Standardschriftart" style:family="text">
      <style:text-properties fo:font-weight="bold" style:font-weight-asian="bold" fo:font-size="12pt" style:font-size-asian="12pt" fo:language="en" fo:country="US"/>
    </style:style>
    <style:style style:name="T87" style:parent-style-name="Absatz-Standardschriftart" style:family="text">
      <style:text-properties fo:font-weight="bold" style:font-weight-asian="bold" fo:font-size="12pt" style:font-size-asian="12pt" fo:language="en" fo:country="US"/>
    </style:style>
    <style:style style:name="T88" style:parent-style-name="Absatz-Standardschriftart" style:family="text">
      <style:text-properties fo:font-size="12pt" style:font-size-asian="12pt"/>
    </style:style>
    <style:style style:name="P89" style:parent-style-name="Standard" style:family="paragraph">
      <style:paragraph-properties fo:margin-bottom="0in"/>
    </style:style>
    <style:style style:name="T90" style:parent-style-name="Absatz-Standardschriftart" style:family="text">
      <style:text-properties fo:font-weight="bold" style:font-weight-asian="bold" fo:font-size="12pt" style:font-size-asian="12pt" fo:language="en" fo:country="US"/>
    </style:style>
    <style:style style:name="T91" style:parent-style-name="Absatz-Standardschriftart" style:family="text">
      <style:text-properties fo:font-weight="bold" style:font-weight-asian="bold" fo:font-size="12pt" style:font-size-asian="12pt" fo:language="en" fo:country="US"/>
    </style:style>
    <style:style style:name="T92" style:parent-style-name="Absatz-Standardschriftart" style:family="text">
      <style:text-properties fo:font-weight="bold" style:font-weight-asian="bold" fo:font-size="12pt" style:font-size-asian="12pt" fo:language="en" fo:country="US"/>
    </style:style>
    <style:style style:name="T93" style:parent-style-name="Absatz-Standardschriftart" style:family="text">
      <style:text-properties fo:font-weight="bold" style:font-weight-asian="bold" fo:font-size="12pt" style:font-size-asian="12pt" fo:language="en" fo:country="US"/>
    </style:style>
    <style:style style:name="T94" style:parent-style-name="Absatz-Standardschriftart" style:family="text">
      <style:text-properties fo:font-weight="bold" style:font-weight-asian="bold" fo:font-size="12pt" style:font-size-asian="12pt" fo:language="en" fo:country="US"/>
    </style:style>
    <style:style style:name="T95" style:parent-style-name="Absatz-Standardschriftart" style:family="text">
      <style:text-properties fo:font-size="12pt" style:font-size-asian="12pt" fo:language="en" fo:country="US"/>
    </style:style>
    <style:style style:name="P96" style:parent-style-name="Standard" style:family="paragraph">
      <style:paragraph-properties fo:margin-bottom="0in"/>
    </style:style>
    <style:style style:name="T97" style:parent-style-name="Absatz-Standardschriftart" style:family="text">
      <style:text-properties fo:font-weight="bold" style:font-weight-asian="bold" fo:font-size="12pt" style:font-size-asian="12pt" fo:language="en" fo:country="US"/>
    </style:style>
    <style:style style:name="T98" style:parent-style-name="Absatz-Standardschriftart" style:family="text">
      <style:text-properties fo:font-weight="bold" style:font-weight-asian="bold" fo:font-size="12pt" style:font-size-asian="12pt" fo:language="en" fo:country="US"/>
    </style:style>
    <style:style style:name="T99" style:parent-style-name="Absatz-Standardschriftart" style:family="text">
      <style:text-properties fo:font-weight="bold" style:font-weight-asian="bold" fo:font-size="12pt" style:font-size-asian="12pt" fo:language="en" fo:country="US"/>
    </style:style>
    <style:style style:name="T100" style:parent-style-name="Absatz-Standardschriftart" style:family="text">
      <style:text-properties fo:font-weight="bold" style:font-weight-asian="bold" fo:font-size="12pt" style:font-size-asian="12pt" fo:language="en" fo:country="US"/>
    </style:style>
    <style:style style:name="T101" style:parent-style-name="Absatz-Standardschriftart" style:family="text">
      <style:text-properties fo:font-weight="bold" style:font-weight-asian="bold" fo:font-size="12pt" style:font-size-asian="12pt" fo:language="en" fo:country="US"/>
    </style:style>
    <style:style style:name="T102" style:parent-style-name="Absatz-Standardschriftart" style:family="text">
      <style:text-properties fo:font-size="12pt" style:font-size-asian="12pt" fo:language="en" fo:country="US"/>
    </style:style>
    <style:style style:name="P103" style:parent-style-name="Standard" style:family="paragraph">
      <style:paragraph-properties fo:margin-bottom="0in"/>
    </style:style>
    <style:style style:name="T104" style:parent-style-name="Absatz-Standardschriftart" style:family="text">
      <style:text-properties fo:font-weight="bold" style:font-weight-asian="bold" fo:font-size="12pt" style:font-size-asian="12pt" fo:language="en" fo:country="US"/>
    </style:style>
    <style:style style:name="T105" style:parent-style-name="Absatz-Standardschriftart" style:family="text">
      <style:text-properties fo:font-size="12pt" style:font-size-asian="12pt" fo:language="en" fo:country="US"/>
    </style:style>
    <style:style style:name="T106" style:parent-style-name="Absatz-Standardschriftart" style:family="text">
      <style:text-properties fo:font-size="12pt" style:font-size-asian="12pt" fo:language="en" fo:country="US"/>
    </style:style>
    <style:style style:name="T107" style:parent-style-name="Absatz-Standardschriftart" style:family="text">
      <style:text-properties fo:font-size="12pt" style:font-size-asian="12pt" fo:language="en" fo:country="US"/>
    </style:style>
    <style:style style:name="T108" style:parent-style-name="Absatz-Standardschriftart" style:family="text">
      <style:text-properties fo:font-size="12pt" style:font-size-asian="12pt" fo:language="en" fo:country="US"/>
    </style:style>
    <style:style style:name="P109" style:parent-style-name="Standard" style:family="paragraph">
      <style:paragraph-properties fo:margin-bottom="0in"/>
    </style:style>
    <style:style style:name="T110" style:parent-style-name="Absatz-Standardschriftart" style:family="text">
      <style:text-properties fo:font-weight="bold" style:font-weight-asian="bold" fo:font-size="12pt" style:font-size-asian="12pt" fo:language="en" fo:country="US"/>
    </style:style>
    <style:style style:name="T111" style:parent-style-name="Absatz-Standardschriftart" style:family="text">
      <style:text-properties fo:font-size="12pt" style:font-size-asian="12pt" fo:language="en" fo:country="US"/>
    </style:style>
    <style:style style:name="T112" style:parent-style-name="Absatz-Standardschriftart" style:family="text">
      <style:text-properties fo:font-size="12pt" style:font-size-asian="12pt" fo:language="en" fo:country="US"/>
    </style:style>
    <style:style style:name="T113" style:parent-style-name="Absatz-Standardschriftart" style:family="text">
      <style:text-properties fo:font-size="12pt" style:font-size-asian="12pt" fo:language="en" fo:country="US"/>
    </style:style>
    <style:style style:name="T114" style:parent-style-name="Absatz-Standardschriftart" style:family="text">
      <style:text-properties fo:font-size="12pt" style:font-size-asian="12pt" fo:language="en" fo:country="US"/>
    </style:style>
    <style:style style:name="P115" style:parent-style-name="Standard" style:family="paragraph">
      <style:paragraph-properties fo:margin-bottom="0in"/>
    </style:style>
    <style:style style:name="T116" style:parent-style-name="Absatz-Standardschriftart" style:family="text">
      <style:text-properties fo:font-weight="bold" style:font-weight-asian="bold" fo:font-size="12pt" style:font-size-asian="12pt" fo:language="en" fo:country="US"/>
    </style:style>
    <style:style style:name="T117" style:parent-style-name="Absatz-Standardschriftart" style:family="text">
      <style:text-properties fo:font-weight="bold" style:font-weight-asian="bold" fo:font-size="12pt" style:font-size-asian="12pt" fo:language="en" fo:country="US"/>
    </style:style>
    <style:style style:name="T118" style:parent-style-name="Absatz-Standardschriftart" style:family="text">
      <style:text-properties fo:font-weight="bold" style:font-weight-asian="bold" fo:font-size="12pt" style:font-size-asian="12pt" fo:language="en" fo:country="US"/>
    </style:style>
    <style:style style:name="T119" style:parent-style-name="Absatz-Standardschriftart" style:family="text">
      <style:text-properties fo:font-weight="bold" style:font-weight-asian="bold" fo:font-size="12pt" style:font-size-asian="12pt" fo:language="en" fo:country="US"/>
    </style:style>
    <style:style style:name="T120" style:parent-style-name="Absatz-Standardschriftart" style:family="text">
      <style:text-properties fo:font-weight="bold" style:font-weight-asian="bold" fo:font-size="12pt" style:font-size-asian="12pt" fo:language="en" fo:country="US"/>
    </style:style>
    <style:style style:name="T121" style:parent-style-name="Absatz-Standardschriftart" style:family="text">
      <style:text-properties fo:font-size="12pt" style:font-size-asian="12pt" fo:language="en" fo:country="US"/>
    </style:style>
    <style:style style:name="T122" style:parent-style-name="Absatz-Standardschriftart" style:family="text">
      <style:text-properties fo:font-size="12pt" style:font-size-asian="12pt" fo:language="en" fo:country="US"/>
    </style:style>
    <style:style style:name="P123" style:parent-style-name="Standard" style:family="paragraph">
      <style:paragraph-properties fo:margin-bottom="0in"/>
    </style:style>
    <style:style style:name="T124" style:parent-style-name="Absatz-Standardschriftart" style:family="text">
      <style:text-properties fo:font-weight="bold" style:font-weight-asian="bold" fo:font-size="12pt" style:font-size-asian="12pt" fo:language="en" fo:country="US"/>
    </style:style>
    <style:style style:name="T125" style:parent-style-name="Absatz-Standardschriftart" style:family="text">
      <style:text-properties fo:font-size="12pt" style:font-size-asian="12pt" fo:language="en" fo:country="US"/>
    </style:style>
    <style:style style:name="T126" style:parent-style-name="Absatz-Standardschriftart" style:family="text">
      <style:text-properties fo:font-size="12pt" style:font-size-asian="12pt" fo:language="en" fo:country="US"/>
    </style:style>
    <style:style style:name="T127" style:parent-style-name="Absatz-Standardschriftart" style:family="text">
      <style:text-properties fo:font-size="12pt" style:font-size-asian="12pt" fo:language="en" fo:country="US"/>
    </style:style>
    <style:style style:name="T128" style:parent-style-name="Absatz-Standardschriftart" style:family="text">
      <style:text-properties fo:font-size="12pt" style:font-size-asian="12pt" fo:language="en" fo:country="US"/>
    </style:style>
    <style:style style:name="P129" style:parent-style-name="Standard" style:family="paragraph">
      <style:paragraph-properties fo:margin-bottom="0in"/>
    </style:style>
    <style:style style:name="T130" style:parent-style-name="Absatz-Standardschriftart" style:family="text">
      <style:text-properties fo:font-weight="bold" style:font-weight-asian="bold" fo:font-size="12pt" style:font-size-asian="12pt" fo:language="en" fo:country="US"/>
    </style:style>
    <style:style style:name="T131" style:parent-style-name="Absatz-Standardschriftart" style:family="text">
      <style:text-properties fo:font-weight="bold" style:font-weight-asian="bold" fo:font-size="12pt" style:font-size-asian="12pt" fo:language="en" fo:country="US"/>
    </style:style>
    <style:style style:name="T132" style:parent-style-name="Absatz-Standardschriftart" style:family="text">
      <style:text-properties fo:font-weight="bold" style:font-weight-asian="bold" fo:font-size="12pt" style:font-size-asian="12pt" fo:language="en" fo:country="US"/>
    </style:style>
    <style:style style:name="T133" style:parent-style-name="Absatz-Standardschriftart" style:family="text">
      <style:text-properties fo:font-weight="bold" style:font-weight-asian="bold" fo:font-size="12pt" style:font-size-asian="12pt" fo:language="en" fo:country="US"/>
    </style:style>
    <style:style style:name="T134" style:parent-style-name="Absatz-Standardschriftart" style:family="text">
      <style:text-properties fo:font-weight="bold" style:font-weight-asian="bold" fo:font-size="12pt" style:font-size-asian="12pt" fo:language="en" fo:country="US"/>
    </style:style>
    <style:style style:name="T135" style:parent-style-name="Absatz-Standardschriftart" style:family="text">
      <style:text-properties fo:font-size="12pt" style:font-size-asian="12pt" fo:language="en" fo:country="US"/>
    </style:style>
    <style:style style:name="P136" style:parent-style-name="Standard" style:family="paragraph">
      <style:paragraph-properties fo:margin-bottom="0in"/>
    </style:style>
    <style:style style:name="T137" style:parent-style-name="Absatz-Standardschriftart" style:family="text">
      <style:text-properties fo:font-weight="bold" style:font-weight-asian="bold" fo:font-size="12pt" style:font-size-asian="12pt" fo:language="en" fo:country="US"/>
    </style:style>
    <style:style style:name="T138" style:parent-style-name="Absatz-Standardschriftart" style:family="text">
      <style:text-properties fo:font-size="12pt" style:font-size-asian="12pt" fo:language="en" fo:country="US"/>
    </style:style>
    <style:style style:name="T139" style:parent-style-name="Absatz-Standardschriftart" style:family="text">
      <style:text-properties fo:font-size="12pt" style:font-size-asian="12pt" fo:language="en" fo:country="US"/>
    </style:style>
    <style:style style:name="T140" style:parent-style-name="Absatz-Standardschriftart" style:family="text">
      <style:text-properties fo:font-size="12pt" style:font-size-asian="12pt" fo:language="en" fo:country="US"/>
    </style:style>
    <style:style style:name="T141" style:parent-style-name="Absatz-Standardschriftart" style:family="text">
      <style:text-properties fo:font-size="12pt" style:font-size-asian="12pt" fo:language="en" fo:country="US"/>
    </style:style>
    <style:style style:name="P142" style:parent-style-name="Standard" style:family="paragraph">
      <style:paragraph-properties fo:margin-bottom="0in"/>
    </style:style>
    <style:style style:name="T143" style:parent-style-name="Absatz-Standardschriftart" style:family="text">
      <style:text-properties fo:font-weight="bold" style:font-weight-asian="bold" fo:font-size="12pt" style:font-size-asian="12pt" fo:language="en" fo:country="US"/>
    </style:style>
    <style:style style:name="T144" style:parent-style-name="Absatz-Standardschriftart" style:family="text">
      <style:text-properties fo:font-size="12pt" style:font-size-asian="12pt" fo:language="en" fo:country="US"/>
    </style:style>
    <style:style style:name="T145" style:parent-style-name="Absatz-Standardschriftart" style:family="text">
      <style:text-properties fo:font-size="12pt" style:font-size-asian="12pt" fo:language="en" fo:country="US"/>
    </style:style>
    <style:style style:name="T146" style:parent-style-name="Absatz-Standardschriftart" style:family="text">
      <style:text-properties fo:font-size="12pt" style:font-size-asian="12pt" fo:language="en" fo:country="US"/>
    </style:style>
    <style:style style:name="T147" style:parent-style-name="Absatz-Standardschriftart" style:family="text">
      <style:text-properties fo:font-size="12pt" style:font-size-asian="12pt" fo:language="en" fo:country="US"/>
    </style:style>
    <style:style style:name="P148" style:parent-style-name="Standard" style:family="paragraph">
      <style:paragraph-properties fo:margin-bottom="0in"/>
    </style:style>
    <style:style style:name="T149" style:parent-style-name="Absatz-Standardschriftart" style:family="text">
      <style:text-properties fo:font-weight="bold" style:font-weight-asian="bold" fo:font-size="12pt" style:font-size-asian="12pt" fo:language="en" fo:country="US"/>
    </style:style>
    <style:style style:name="T150" style:parent-style-name="Absatz-Standardschriftart" style:family="text">
      <style:text-properties fo:font-size="12pt" style:font-size-asian="12pt" fo:language="en" fo:country="US"/>
    </style:style>
    <style:style style:name="T151" style:parent-style-name="Absatz-Standardschriftart" style:family="text">
      <style:text-properties fo:font-size="12pt" style:font-size-asian="12pt" fo:language="en" fo:country="US"/>
    </style:style>
    <style:style style:name="T152" style:parent-style-name="Absatz-Standardschriftart" style:family="text">
      <style:text-properties fo:font-size="12pt" style:font-size-asian="12pt" fo:language="en" fo:country="US"/>
    </style:style>
    <style:style style:name="T153" style:parent-style-name="Absatz-Standardschriftart" style:family="text">
      <style:text-properties fo:font-size="12pt" style:font-size-asian="12pt" fo:language="en" fo:country="US"/>
    </style:style>
    <style:style style:name="P154" style:parent-style-name="Standard" style:family="paragraph">
      <style:paragraph-properties fo:margin-bottom="0in"/>
    </style:style>
    <style:style style:name="T155" style:parent-style-name="Absatz-Standardschriftart" style:family="text">
      <style:text-properties fo:font-weight="bold" style:font-weight-asian="bold" fo:font-size="12pt" style:font-size-asian="12pt" fo:language="en" fo:country="US"/>
    </style:style>
    <style:style style:name="T156" style:parent-style-name="Absatz-Standardschriftart" style:family="text">
      <style:text-properties fo:font-size="12pt" style:font-size-asian="12pt" fo:language="en" fo:country="US"/>
    </style:style>
    <style:style style:name="T157" style:parent-style-name="Absatz-Standardschriftart" style:family="text">
      <style:text-properties fo:font-size="12pt" style:font-size-asian="12pt" fo:language="en" fo:country="US"/>
    </style:style>
    <style:style style:name="T158" style:parent-style-name="Absatz-Standardschriftart" style:family="text">
      <style:text-properties fo:font-size="12pt" style:font-size-asian="12pt" fo:language="en" fo:country="US"/>
    </style:style>
    <style:style style:name="T159" style:parent-style-name="Absatz-Standardschriftart" style:family="text">
      <style:text-properties fo:font-size="12pt" style:font-size-asian="12pt" fo:language="en" fo:country="US"/>
    </style:style>
    <style:style style:name="P160" style:parent-style-name="Standard" style:family="paragraph">
      <style:paragraph-properties fo:margin-bottom="0in"/>
    </style:style>
    <style:style style:name="T161" style:parent-style-name="Absatz-Standardschriftart" style:family="text">
      <style:text-properties fo:font-weight="bold" style:font-weight-asian="bold" fo:font-size="12pt" style:font-size-asian="12pt" fo:language="en" fo:country="US"/>
    </style:style>
    <style:style style:name="T162" style:parent-style-name="Absatz-Standardschriftart" style:family="text">
      <style:text-properties fo:font-size="12pt" style:font-size-asian="12pt" fo:language="en" fo:country="US"/>
    </style:style>
    <style:style style:name="T163" style:parent-style-name="Absatz-Standardschriftart" style:family="text">
      <style:text-properties fo:font-size="12pt" style:font-size-asian="12pt" fo:language="en" fo:country="US"/>
    </style:style>
    <style:style style:name="T164" style:parent-style-name="Absatz-Standardschriftart" style:family="text">
      <style:text-properties fo:font-size="12pt" style:font-size-asian="12pt" fo:language="en" fo:country="US"/>
    </style:style>
    <style:style style:name="T165" style:parent-style-name="Absatz-Standardschriftart" style:family="text">
      <style:text-properties fo:font-size="12pt" style:font-size-asian="12pt" fo:language="en" fo:country="US"/>
    </style:style>
    <style:style style:name="T166" style:parent-style-name="Absatz-Standardschriftart" style:family="text">
      <style:text-properties fo:font-size="12pt" style:font-size-asian="12pt" fo:language="en" fo:country="US"/>
    </style:style>
    <style:style style:name="P167" style:parent-style-name="Standard" style:family="paragraph">
      <style:paragraph-properties fo:margin-bottom="0in"/>
    </style:style>
    <style:style style:name="T168" style:parent-style-name="Absatz-Standardschriftart" style:family="text">
      <style:text-properties fo:font-weight="bold" style:font-weight-asian="bold" fo:font-size="12pt" style:font-size-asian="12pt" fo:language="en" fo:country="US"/>
    </style:style>
    <style:style style:name="T169" style:parent-style-name="Absatz-Standardschriftart" style:family="text">
      <style:text-properties fo:font-size="12pt" style:font-size-asian="12pt" fo:language="en" fo:country="US"/>
    </style:style>
    <style:style style:name="T170" style:parent-style-name="Absatz-Standardschriftart" style:family="text">
      <style:text-properties fo:font-size="12pt" style:font-size-asian="12pt" fo:language="en" fo:country="US"/>
    </style:style>
    <style:style style:name="T171" style:parent-style-name="Absatz-Standardschriftart" style:family="text">
      <style:text-properties fo:font-size="12pt" style:font-size-asian="12pt" fo:language="en" fo:country="US"/>
    </style:style>
    <style:style style:name="T172" style:parent-style-name="Absatz-Standardschriftart" style:family="text">
      <style:text-properties fo:font-size="12pt" style:font-size-asian="12pt" fo:language="en" fo:country="US"/>
    </style:style>
    <style:style style:name="P173" style:parent-style-name="Standard" style:family="paragraph">
      <style:paragraph-properties fo:margin-bottom="0in"/>
    </style:style>
    <style:style style:name="T174" style:parent-style-name="Absatz-Standardschriftart" style:family="text">
      <style:text-properties fo:font-weight="bold" style:font-weight-asian="bold" fo:font-size="12pt" style:font-size-asian="12pt" fo:language="en" fo:country="US"/>
    </style:style>
    <style:style style:name="T175" style:parent-style-name="Absatz-Standardschriftart" style:family="text">
      <style:text-properties fo:font-size="12pt" style:font-size-asian="12pt" fo:language="en" fo:country="US"/>
    </style:style>
    <style:style style:name="T176" style:parent-style-name="Absatz-Standardschriftart" style:family="text">
      <style:text-properties fo:font-size="12pt" style:font-size-asian="12pt" fo:language="en" fo:country="US"/>
    </style:style>
    <style:style style:name="T177" style:parent-style-name="Absatz-Standardschriftart" style:family="text">
      <style:text-properties fo:font-size="12pt" style:font-size-asian="12pt" fo:language="en" fo:country="US"/>
    </style:style>
    <style:style style:name="T178" style:parent-style-name="Absatz-Standardschriftart" style:family="text">
      <style:text-properties fo:font-size="12pt" style:font-size-asian="12pt" fo:language="en" fo:country="US"/>
    </style:style>
    <style:style style:name="T179" style:parent-style-name="Absatz-Standardschriftart" style:family="text">
      <style:text-properties fo:font-size="12pt" style:font-size-asian="12pt"/>
    </style:style>
    <style:style style:name="P180" style:parent-style-name="Standard" style:family="paragraph">
      <style:paragraph-properties fo:margin-bottom="0in"/>
    </style:style>
    <style:style style:name="T181" style:parent-style-name="Absatz-Standardschriftart" style:family="text">
      <style:text-properties fo:font-weight="bold" style:font-weight-asian="bold" fo:font-size="12pt" style:font-size-asian="12pt"/>
    </style:style>
    <style:style style:name="T182" style:parent-style-name="Absatz-Standardschriftart" style:family="text">
      <style:text-properties fo:font-size="12pt" style:font-size-asian="12pt"/>
    </style:style>
    <style:style style:name="T183" style:parent-style-name="Absatz-Standardschriftart" style:family="text">
      <style:text-properties fo:font-size="12pt" style:font-size-asian="12pt"/>
    </style:style>
    <style:style style:name="T184" style:parent-style-name="Absatz-Standardschriftart" style:family="text">
      <style:text-properties fo:font-size="12pt" style:font-size-asian="12pt"/>
    </style:style>
    <style:style style:name="T185" style:parent-style-name="Absatz-Standardschriftart" style:family="text">
      <style:text-properties fo:font-size="12pt" style:font-size-asian="12pt"/>
    </style:style>
    <style:style style:name="P186" style:parent-style-name="Standard" style:family="paragraph">
      <style:paragraph-properties fo:margin-bottom="0in"/>
    </style:style>
    <style:style style:name="T187" style:parent-style-name="Absatz-Standardschriftart" style:family="text">
      <style:text-properties fo:font-weight="bold" style:font-weight-asian="bold" fo:font-size="12pt" style:font-size-asian="12pt" fo:language="en" fo:country="US"/>
    </style:style>
    <style:style style:name="T188" style:parent-style-name="Absatz-Standardschriftart" style:family="text">
      <style:text-properties fo:font-size="12pt" style:font-size-asian="12pt" fo:language="en" fo:country="US"/>
    </style:style>
    <style:style style:name="T189" style:parent-style-name="Absatz-Standardschriftart" style:family="text">
      <style:text-properties fo:font-size="12pt" style:font-size-asian="12pt" fo:language="en" fo:country="US"/>
    </style:style>
    <style:style style:name="T190" style:parent-style-name="Absatz-Standardschriftart" style:family="text">
      <style:text-properties fo:font-size="12pt" style:font-size-asian="12pt" fo:language="en" fo:country="US"/>
    </style:style>
    <style:style style:name="T191" style:parent-style-name="Absatz-Standardschriftart" style:family="text">
      <style:text-properties fo:font-size="12pt" style:font-size-asian="12pt" fo:language="en" fo:country="US"/>
    </style:style>
    <style:style style:name="P192" style:parent-style-name="Standard" style:family="paragraph">
      <style:paragraph-properties fo:margin-bottom="0in"/>
    </style:style>
    <style:style style:name="T193" style:parent-style-name="Absatz-Standardschriftart" style:family="text">
      <style:text-properties fo:font-weight="bold" style:font-weight-asian="bold" fo:font-size="12pt" style:font-size-asian="12pt" fo:language="en" fo:country="US"/>
    </style:style>
    <style:style style:name="T194" style:parent-style-name="Absatz-Standardschriftart" style:family="text">
      <style:text-properties fo:font-size="12pt" style:font-size-asian="12pt" fo:language="en" fo:country="US"/>
    </style:style>
    <style:style style:name="T195" style:parent-style-name="Absatz-Standardschriftart" style:family="text">
      <style:text-properties fo:font-size="12pt" style:font-size-asian="12pt" fo:language="en" fo:country="US"/>
    </style:style>
    <style:style style:name="T196" style:parent-style-name="Absatz-Standardschriftart" style:family="text">
      <style:text-properties fo:font-size="12pt" style:font-size-asian="12pt" fo:language="en" fo:country="US"/>
    </style:style>
    <style:style style:name="T197" style:parent-style-name="Absatz-Standardschriftart" style:family="text">
      <style:text-properties fo:font-size="12pt" style:font-size-asian="12pt" fo:language="en" fo:country="US"/>
    </style:style>
    <style:style style:name="P198" style:parent-style-name="Standard" style:family="paragraph">
      <style:paragraph-properties fo:margin-bottom="0in"/>
    </style:style>
    <style:style style:name="T199" style:parent-style-name="Absatz-Standardschriftart" style:family="text">
      <style:text-properties fo:font-weight="bold" style:font-weight-asian="bold" fo:font-size="12pt" style:font-size-asian="12pt" fo:language="en" fo:country="US"/>
    </style:style>
    <style:style style:name="T200" style:parent-style-name="Absatz-Standardschriftart" style:family="text">
      <style:text-properties fo:font-size="12pt" style:font-size-asian="12pt" fo:language="en" fo:country="US"/>
    </style:style>
    <style:style style:name="T201" style:parent-style-name="Absatz-Standardschriftart" style:family="text">
      <style:text-properties fo:font-size="12pt" style:font-size-asian="12pt" fo:language="en" fo:country="US"/>
    </style:style>
    <style:style style:name="T202" style:parent-style-name="Absatz-Standardschriftart" style:family="text">
      <style:text-properties fo:font-size="12pt" style:font-size-asian="12pt" fo:language="en" fo:country="US"/>
    </style:style>
    <style:style style:name="T203" style:parent-style-name="Absatz-Standardschriftart" style:family="text">
      <style:text-properties fo:font-size="12pt" style:font-size-asian="12pt" fo:language="en" fo:country="US"/>
    </style:style>
    <style:style style:name="T204" style:parent-style-name="Absatz-Standardschriftart" style:family="text">
      <style:text-properties fo:font-weight="bold" style:font-weight-asian="bold" fo:font-size="12pt" style:font-size-asian="12pt" fo:language="en" fo:country="US"/>
    </style:style>
    <style:style style:name="T205" style:parent-style-name="Absatz-Standardschriftart" style:family="text">
      <style:text-properties fo:font-weight="bold" style:font-weight-asian="bold" fo:font-size="12pt" style:font-size-asian="12pt" fo:language="en" fo:country="US"/>
    </style:style>
    <style:style style:name="T206" style:parent-style-name="Absatz-Standardschriftart" style:family="text">
      <style:text-properties fo:font-weight="bold" style:font-weight-asian="bold" fo:font-size="12pt" style:font-size-asian="12pt" fo:language="en" fo:country="US"/>
    </style:style>
    <style:style style:name="T207" style:parent-style-name="Absatz-Standardschriftart" style:family="text">
      <style:text-properties fo:font-weight="bold" style:font-weight-asian="bold" fo:font-size="12pt" style:font-size-asian="12pt" fo:language="en" fo:country="US"/>
    </style:style>
    <style:style style:name="T208" style:parent-style-name="Absatz-Standardschriftart" style:family="text">
      <style:text-properties fo:font-weight="bold" style:font-weight-asian="bold" fo:font-size="12pt" style:font-size-asian="12pt" fo:language="en" fo:country="US"/>
    </style:style>
    <style:style style:name="T209" style:parent-style-name="Absatz-Standardschriftart" style:family="text">
      <style:text-properties fo:font-size="12pt" style:font-size-asian="12pt" fo:language="en" fo:country="US"/>
    </style:style>
    <style:style style:name="P210" style:parent-style-name="Überschrift1" style:master-page-name="MP3" style:family="paragraph">
      <style:paragraph-properties fo:break-before="page"/>
      <style:text-properties fo:font-weight="bold" style:font-weight-asian="bold" style:use-window-font-color="true"/>
    </style:style>
    <style:style style:name="P211" style:parent-style-name="Standard" style:family="paragraph">
      <style:paragraph-properties fo:text-align="justify"/>
    </style:style>
    <style:style style:name="P212" style:parent-style-name="Überschrift2" style:family="paragraph">
      <style:paragraph-properties fo:text-align="justify"/>
      <style:text-properties style:use-window-font-color="true" fo:font-size="14pt" style:font-size-asian="14pt"/>
    </style:style>
    <style:style style:name="P213" style:parent-style-name="Standard" style:family="paragraph">
      <style:paragraph-properties fo:text-align="justify"/>
    </style:style>
    <style:style style:name="P214" style:parent-style-name="Standard" style:family="paragraph">
      <style:paragraph-properties fo:text-align="justify" fo:margin-bottom="0in" fo:line-height="150%" fo:text-indent="0.2951in"/>
      <style:text-properties fo:font-size="12pt" style:font-size-asian="12pt"/>
    </style:style>
    <style:style style:name="P215" style:parent-style-name="Standard" style:family="paragraph">
      <style:paragraph-properties fo:text-align="justify" fo:margin-bottom="0in" fo:line-height="150%" fo:text-indent="0.2951in"/>
    </style:style>
    <style:style style:name="T216" style:parent-style-name="Absatz-Standardschriftart" style:family="text">
      <style:text-properties fo:font-size="12pt" style:font-size-asian="12pt"/>
    </style:style>
    <style:style style:name="T217" style:parent-style-name="Absatz-Standardschriftart" style:family="text">
      <style:text-properties fo:font-size="12pt" style:font-size-asian="12pt"/>
    </style:style>
    <style:style style:name="T218" style:parent-style-name="Absatz-Standardschriftart" style:family="text">
      <style:text-properties fo:font-size="12pt" style:font-size-asian="12pt"/>
    </style:style>
    <style:style style:name="T219" style:parent-style-name="Absatz-Standardschriftart" style:family="text">
      <style:text-properties fo:font-size="12pt" style:font-size-asian="12pt"/>
    </style:style>
    <style:style style:name="T220" style:parent-style-name="Absatz-Standardschriftart" style:family="text">
      <style:text-properties style:font-name-complex="Calibri" fo:font-size="12pt" style:font-size-asian="12pt"/>
    </style:style>
    <style:style style:name="T221" style:parent-style-name="Absatz-Standardschriftart" style:family="text">
      <style:text-properties fo:font-size="12pt" style:font-size-asian="12pt"/>
    </style:style>
    <style:style style:name="T222" style:parent-style-name="Absatz-Standardschriftart" style:family="text">
      <style:text-properties fo:font-size="12pt" style:font-size-asian="12pt"/>
    </style:style>
    <style:style style:name="P223" style:parent-style-name="Standard" style:family="paragraph">
      <style:paragraph-properties fo:text-align="justify" fo:margin-bottom="0in" fo:line-height="150%" fo:text-indent="0.2951in"/>
    </style:style>
    <style:style style:name="T224" style:parent-style-name="Absatz-Standardschriftart" style:family="text">
      <style:text-properties fo:font-size="12pt" style:font-size-asian="12pt"/>
    </style:style>
    <style:style style:name="T225" style:parent-style-name="Absatz-Standardschriftart" style:family="text">
      <style:text-properties fo:font-size="12pt" style:font-size-asian="12pt"/>
    </style:style>
    <style:style style:name="T226" style:parent-style-name="Absatz-Standardschriftart" style:family="text">
      <style:text-properties fo:font-size="12pt" style:font-size-asian="12pt"/>
    </style:style>
    <style:style style:name="T227" style:parent-style-name="Absatz-Standardschriftart" style:family="text">
      <style:text-properties fo:font-size="12pt" style:font-size-asian="12pt"/>
    </style:style>
    <style:style style:name="T228" style:parent-style-name="Absatz-Standardschriftart" style:family="text">
      <style:text-properties fo:font-size="12pt" style:font-size-asian="12pt"/>
    </style:style>
    <style:style style:name="T229" style:parent-style-name="Absatz-Standardschriftart" style:family="text">
      <style:text-properties fo:font-size="12pt" style:font-size-asian="12pt"/>
    </style:style>
    <style:style style:name="T230" style:parent-style-name="Absatz-Standardschriftart" style:family="text">
      <style:text-properties fo:font-size="12pt" style:font-size-asian="12pt"/>
    </style:style>
    <style:style style:name="P231" style:parent-style-name="Standard" style:family="paragraph">
      <style:paragraph-properties fo:text-align="justify" fo:margin-bottom="0in" fo:line-height="150%" fo:text-indent="0.2951in"/>
    </style:style>
    <style:style style:name="T232" style:parent-style-name="Absatz-Standardschriftart" style:family="text">
      <style:text-properties fo:font-size="12pt" style:font-size-asian="12pt"/>
    </style:style>
    <style:style style:name="T233" style:parent-style-name="Absatz-Standardschriftart" style:family="text">
      <style:text-properties fo:font-size="12pt" style:font-size-asian="12pt"/>
    </style:style>
    <style:style style:name="T234" style:parent-style-name="Absatz-Standardschriftart" style:family="text">
      <style:text-properties style:font-name-asian="Times New Roman" fo:font-size="12pt" style:font-size-asian="12pt"/>
    </style:style>
    <style:style style:name="T235" style:parent-style-name="Absatz-Standardschriftart" style:family="text">
      <style:text-properties style:font-name-asian="Times New Roman" fo:font-size="12pt" style:font-size-asian="12pt"/>
    </style:style>
    <style:style style:name="T236" style:parent-style-name="Absatz-Standardschriftart" style:family="text">
      <style:text-properties style:font-name-asian="Times New Roman" fo:font-size="12pt" style:font-size-asian="12pt"/>
    </style:style>
    <style:style style:name="T237" style:parent-style-name="Absatz-Standardschriftart" style:family="text">
      <style:text-properties style:font-name-asian="Times New Roman" fo:font-size="12pt" style:font-size-asian="12pt"/>
    </style:style>
    <style:style style:name="T238" style:parent-style-name="Absatz-Standardschriftart" style:family="text">
      <style:text-properties style:font-name-asian="Times New Roman" fo:font-size="12pt" style:font-size-asian="12pt"/>
    </style:style>
    <style:style style:name="T239" style:parent-style-name="Absatz-Standardschriftart" style:family="text">
      <style:text-properties fo:font-size="12pt" style:font-size-asian="12pt"/>
    </style:style>
    <style:style style:name="T240" style:parent-style-name="Absatz-Standardschriftart" style:family="text">
      <style:text-properties style:font-name-asian="Times New Roman" fo:font-size="12pt" style:font-size-asian="12pt"/>
    </style:style>
    <style:style style:name="T241" style:parent-style-name="Absatz-Standardschriftart" style:family="text">
      <style:text-properties style:font-name-asian="Times New Roman" fo:font-size="12pt" style:font-size-asian="12pt"/>
    </style:style>
    <style:style style:name="T242" style:parent-style-name="Absatz-Standardschriftart" style:family="text">
      <style:text-properties style:font-name-asian="Times New Roman" fo:font-size="12pt" style:font-size-asian="12pt"/>
    </style:style>
    <style:style style:name="T243" style:parent-style-name="Absatz-Standardschriftart" style:family="text">
      <style:text-properties fo:font-size="12pt" style:font-size-asian="12pt"/>
    </style:style>
    <style:style style:name="T244" style:parent-style-name="Absatz-Standardschriftart" style:family="text">
      <style:text-properties fo:font-size="12pt" style:font-size-asian="12pt"/>
    </style:style>
    <style:style style:name="T245" style:parent-style-name="Absatz-Standardschriftart" style:family="text">
      <style:text-properties fo:font-size="12pt" style:font-size-asian="12pt"/>
    </style:style>
    <style:style style:name="T246" style:parent-style-name="Absatz-Standardschriftart" style:family="text">
      <style:text-properties fo:font-size="12pt" style:font-size-asian="12pt"/>
    </style:style>
    <style:style style:name="T247" style:parent-style-name="Absatz-Standardschriftart" style:family="text">
      <style:text-properties fo:font-size="12pt" style:font-size-asian="12pt"/>
    </style:style>
    <style:style style:name="P248" style:parent-style-name="Standard" style:family="paragraph">
      <style:paragraph-properties fo:text-align="justify" fo:margin-bottom="0in" fo:line-height="150%" fo:text-indent="0.2951in"/>
    </style:style>
    <style:style style:name="T249" style:parent-style-name="Absatz-Standardschriftart" style:family="text">
      <style:text-properties fo:font-size="12pt" style:font-size-asian="12pt"/>
    </style:style>
    <style:style style:name="T250" style:parent-style-name="Absatz-Standardschriftart" style:family="text">
      <style:text-properties fo:font-size="12pt" style:font-size-asian="12pt"/>
    </style:style>
    <style:style style:name="T251" style:parent-style-name="Absatz-Standardschriftart" style:family="text">
      <style:text-properties fo:font-size="12pt" style:font-size-asian="12pt"/>
    </style:style>
    <style:style style:name="T252" style:parent-style-name="Absatz-Standardschriftart" style:family="text">
      <style:text-properties fo:font-size="12pt" style:font-size-asian="12pt"/>
    </style:style>
    <style:style style:name="T253" style:parent-style-name="Absatz-Standardschriftart" style:family="text">
      <style:text-properties fo:font-size="12pt" style:font-size-asian="12pt"/>
    </style:style>
    <style:style style:name="T254" style:parent-style-name="Absatz-Standardschriftart" style:family="text">
      <style:text-properties fo:font-size="12pt" style:font-size-asian="12pt"/>
    </style:style>
    <style:style style:name="T255" style:parent-style-name="Absatz-Standardschriftart" style:family="text">
      <style:text-properties fo:font-size="12pt" style:font-size-asian="12pt"/>
    </style:style>
    <style:style style:name="T256" style:parent-style-name="Absatz-Standardschriftart" style:family="text">
      <style:text-properties fo:font-size="12pt" style:font-size-asian="12pt"/>
    </style:style>
    <style:style style:name="T257" style:parent-style-name="Absatz-Standardschriftart" style:family="text">
      <style:text-properties fo:font-size="12pt" style:font-size-asian="12pt" fo:language="en" fo:country="US"/>
    </style:style>
    <style:style style:name="T258" style:parent-style-name="Absatz-Standardschriftart" style:family="text">
      <style:text-properties fo:font-size="12pt" style:font-size-asian="12pt"/>
    </style:style>
    <style:style style:name="T259" style:parent-style-name="Absatz-Standardschriftart" style:family="text">
      <style:text-properties fo:font-size="12pt" style:font-size-asian="12pt"/>
    </style:style>
    <style:style style:name="T260" style:parent-style-name="Absatz-Standardschriftart" style:family="text">
      <style:text-properties fo:font-size="12pt" style:font-size-asian="12pt"/>
    </style:style>
    <style:style style:name="T261" style:parent-style-name="Absatz-Standardschriftart" style:family="text">
      <style:text-properties fo:font-size="12pt" style:font-size-asian="12pt"/>
    </style:style>
    <style:style style:name="P262" style:parent-style-name="Standard" style:family="paragraph">
      <style:paragraph-properties fo:text-align="justify" fo:margin-bottom="0in" fo:line-height="150%" fo:text-indent="0.2951in">
        <style:tab-stops>
          <style:tab-stop style:type="left" style:position="4.0361in"/>
        </style:tab-stops>
      </style:paragraph-properties>
    </style:style>
    <style:style style:name="T263" style:parent-style-name="Absatz-Standardschriftart" style:family="text">
      <style:text-properties fo:font-size="12pt" style:font-size-asian="12pt"/>
    </style:style>
    <style:style style:name="T264" style:parent-style-name="Absatz-Standardschriftart" style:family="text">
      <style:text-properties fo:font-size="12pt" style:font-size-asian="12pt"/>
    </style:style>
    <style:style style:name="T265" style:parent-style-name="Absatz-Standardschriftart" style:family="text">
      <style:text-properties fo:font-size="12pt" style:font-size-asian="12pt"/>
    </style:style>
    <style:style style:name="T266" style:parent-style-name="Absatz-Standardschriftart" style:family="text">
      <style:text-properties fo:font-size="12pt" style:font-size-asian="12pt"/>
    </style:style>
    <style:style style:name="P267" style:parent-style-name="Standard" style:family="paragraph">
      <style:paragraph-properties fo:text-align="justify" fo:margin-bottom="0in" fo:line-height="150%" fo:text-indent="0.2951in"/>
    </style:style>
    <style:style style:name="T268" style:parent-style-name="Absatz-Standardschriftart" style:family="text">
      <style:text-properties fo:font-size="12pt" style:font-size-asian="12pt"/>
    </style:style>
    <style:style style:name="T269" style:parent-style-name="Absatz-Standardschriftart" style:family="text">
      <style:text-properties fo:font-size="12pt" style:font-size-asian="12pt"/>
    </style:style>
    <style:style style:name="T270" style:parent-style-name="Absatz-Standardschriftart" style:family="text">
      <style:text-properties fo:font-size="12pt" style:font-size-asian="12pt"/>
    </style:style>
    <style:style style:name="T271" style:parent-style-name="Absatz-Standardschriftart" style:family="text">
      <style:text-properties fo:font-size="12pt" style:font-size-asian="12pt"/>
    </style:style>
    <style:style style:name="T272" style:parent-style-name="Absatz-Standardschriftart" style:family="text">
      <style:text-properties fo:font-size="12pt" style:font-size-asian="12pt"/>
    </style:style>
    <style:style style:name="T273" style:parent-style-name="Absatz-Standardschriftart" style:family="text">
      <style:text-properties fo:font-size="12pt" style:font-size-asian="12pt"/>
    </style:style>
    <style:style style:name="P274" style:parent-style-name="Standard" style:family="paragraph">
      <style:paragraph-properties fo:text-align="justify" fo:margin-bottom="0in" fo:line-height="150%" fo:text-indent="0.2951in"/>
    </style:style>
    <style:style style:name="T275" style:parent-style-name="Absatz-Standardschriftart" style:family="text">
      <style:text-properties fo:font-size="12pt" style:font-size-asian="12pt" style:language-asian="en" style:country-asian="GB"/>
    </style:style>
    <style:style style:name="P276" style:parent-style-name="Standard" style:family="paragraph">
      <style:text-properties fo:font-weight="bold" style:font-weight-asian="bold" fo:color="#000000" fo:font-size="14pt" style:font-size-asian="14pt"/>
    </style:style>
    <style:style style:name="P277" style:parent-style-name="Standard" style:family="paragraph">
      <style:paragraph-properties fo:text-align="end"/>
      <style:text-properties fo:font-weight="bold" style:font-weight-asian="bold" fo:font-size="14pt" style:font-size-asian="14pt"/>
    </style:style>
    <style:style style:name="P278" style:parent-style-name="Standard" style:family="paragraph">
      <style:paragraph-properties fo:text-align="center"/>
      <style:text-properties fo:color="#000000" fo:font-size="13pt" style:font-size-asian="13pt" style:font-size-complex="13pt"/>
    </style:style>
    <style:style style:name="P279" style:parent-style-name="Standard" style:family="paragraph">
      <style:paragraph-properties fo:text-align="center"/>
      <style:text-properties fo:color="#000000" fo:font-size="12pt" style:font-size-asian="12pt"/>
    </style:style>
    <style:style style:name="P280" style:parent-style-name="Standard" style:family="paragraph">
      <style:paragraph-properties fo:text-align="center"/>
      <style:text-properties fo:font-weight="bold" style:font-weight-asian="bold" fo:color="#000000" fo:font-size="12pt" style:font-size-asian="12pt"/>
    </style:style>
    <style:style style:name="P281" style:parent-style-name="Standard" style:family="paragraph">
      <style:paragraph-properties fo:text-align="center"/>
      <style:text-properties fo:color="#000000"/>
    </style:style>
    <style:style style:name="P282" style:parent-style-name="Standard" style:family="paragraph">
      <style:paragraph-properties fo:text-align="center"/>
      <style:text-properties fo:color="#000000"/>
    </style:style>
    <style:style style:name="P283" style:parent-style-name="Standard" style:family="paragraph">
      <style:paragraph-properties fo:text-align="center"/>
      <style:text-properties fo:color="#000000"/>
    </style:style>
    <style:style style:name="P284" style:parent-style-name="Standard" style:family="paragraph">
      <style:paragraph-properties fo:text-align="center"/>
      <style:text-properties fo:color="#000000"/>
    </style:style>
    <style:style style:name="P285" style:parent-style-name="Standard" style:family="paragraph">
      <style:paragraph-properties fo:text-align="center"/>
      <style:text-properties fo:color="#000000"/>
    </style:style>
    <style:style style:name="P286" style:parent-style-name="Standard" style:family="paragraph">
      <style:paragraph-properties fo:text-align="center"/>
      <style:text-properties fo:color="#000000" fo:font-size="13pt" style:font-size-asian="13pt" style:font-size-complex="13pt"/>
    </style:style>
    <style:style style:name="T287" style:parent-style-name="Absatz-Standardschriftart" style:family="text">
      <style:text-properties fo:font-weight="bold" style:font-weight-asian="bold" fo:font-size="14pt" style:font-size-asian="14pt"/>
    </style:style>
    <style:style style:name="T288" style:parent-style-name="Absatz-Standardschriftart" style:family="text">
      <style:text-properties fo:font-weight="bold" style:font-weight-asian="bold" fo:color="#FFFFFF" fo:font-size="14pt" style:font-size-asian="14pt"/>
    </style:style>
    <style:style style:name="P289" style:parent-style-name="Standard" style:family="paragraph">
      <style:paragraph-properties fo:text-align="justify"/>
    </style:style>
    <style:style style:name="T290" style:parent-style-name="Absatz-Standardschriftart" style:family="text">
      <style:text-properties fo:font-size="12pt" style:font-size-asian="12pt"/>
    </style:style>
    <style:style style:name="T291" style:parent-style-name="Absatz-Standardschriftart" style:family="text">
      <style:text-properties fo:font-size="12pt" style:font-size-asian="12pt"/>
    </style:style>
    <style:style style:name="T292" style:parent-style-name="Absatz-Standardschriftart" style:family="text">
      <style:text-properties fo:font-size="12pt" style:font-size-asian="12pt"/>
    </style:style>
    <style:style style:name="P293" style:parent-style-name="Überschrift2" style:family="paragraph">
      <style:paragraph-properties fo:text-align="justify"/>
      <style:text-properties style:use-window-font-color="true" fo:font-size="14pt" style:font-size-asian="14pt" style:font-size-complex="14pt"/>
    </style:style>
    <style:style style:name="P294" style:parent-style-name="Standard" style:family="paragraph">
      <style:paragraph-properties fo:text-align="justify" fo:margin-bottom="0in" fo:line-height="150%" fo:text-indent="0.2951in"/>
      <style:text-properties fo:font-size="12pt" style:font-size-asian="12pt"/>
    </style:style>
    <style:style style:name="P295" style:parent-style-name="Standard" style:family="paragraph">
      <style:paragraph-properties fo:text-align="justify" fo:margin-bottom="0in" fo:line-height="150%" fo:text-indent="0.2951in"/>
    </style:style>
    <style:style style:name="T296" style:parent-style-name="Absatz-Standardschriftart" style:family="text">
      <style:text-properties fo:font-size="12pt" style:font-size-asian="12pt"/>
    </style:style>
    <style:style style:name="T297" style:parent-style-name="Absatz-Standardschriftart" style:family="text">
      <style:text-properties fo:font-size="12pt" style:font-size-asian="12pt"/>
    </style:style>
    <style:style style:name="P298" style:parent-style-name="Standard" style:family="paragraph">
      <style:paragraph-properties fo:text-align="justify" fo:margin-bottom="0in" fo:line-height="150%" fo:text-indent="0.2951in"/>
    </style:style>
    <style:style style:name="T299" style:parent-style-name="Absatz-Standardschriftart" style:family="text">
      <style:text-properties fo:font-size="12pt" style:font-size-asian="12pt"/>
    </style:style>
    <style:style style:name="T300" style:parent-style-name="Absatz-Standardschriftart" style:family="text">
      <style:text-properties fo:font-size="12pt" style:font-size-asian="12pt"/>
    </style:style>
    <style:style style:name="T301" style:parent-style-name="Absatz-Standardschriftart" style:family="text">
      <style:text-properties fo:font-size="12pt" style:font-size-asian="12pt"/>
    </style:style>
    <style:style style:name="T302" style:parent-style-name="Absatz-Standardschriftart" style:family="text">
      <style:text-properties fo:font-size="12pt" style:font-size-asian="12pt"/>
    </style:style>
    <style:style style:name="P303" style:parent-style-name="Standard" style:family="paragraph">
      <style:paragraph-properties fo:text-align="justify" fo:margin-bottom="0in" fo:line-height="150%" fo:text-indent="0.2951in"/>
      <style:text-properties fo:font-size="12pt" style:font-size-asian="12pt"/>
    </style:style>
    <style:style style:name="P304" style:parent-style-name="Überschrift3" style:family="paragraph">
      <style:paragraph-properties fo:margin-left="0.2951in">
        <style:tab-stops/>
      </style:paragraph-properties>
      <style:text-properties style:use-window-font-color="true"/>
    </style:style>
    <style:style style:name="P305" style:parent-style-name="Standard" style:family="paragraph">
      <style:paragraph-properties fo:text-align="justify" fo:margin-bottom="0in" fo:line-height="150%" fo:text-indent="0.2951in"/>
    </style:style>
    <style:style style:name="T306" style:parent-style-name="Absatz-Standardschriftart" style:family="text">
      <style:text-properties style:font-name-asian="Times New Roman" fo:font-size="12pt" style:font-size-asian="12pt" style:language-asian="en" style:country-asian="GB"/>
    </style:style>
    <style:style style:name="P307" style:parent-style-name="Standard" style:family="paragraph">
      <style:paragraph-properties fo:text-align="justify"/>
    </style:style>
    <style:style style:name="T308" style:parent-style-name="Absatz-Standardschriftart" style:family="text">
      <style:text-properties style:font-name-asian="Times New Roman"/>
    </style:style>
    <style:style style:name="T309" style:parent-style-name="Absatz-Standardschriftart" style:family="text">
      <style:text-properties style:font-name-asian="Times New Roman"/>
    </style:style>
    <style:style style:name="T310" style:parent-style-name="Absatz-Standardschriftart" style:family="text">
      <style:text-properties style:font-name-asian="Times New Roman"/>
    </style:style>
    <style:style style:name="T311" style:parent-style-name="Absatz-Standardschriftart" style:family="text">
      <style:text-properties fo:font-size="12pt" style:font-size-asian="12pt"/>
    </style:style>
    <style:style style:name="T312" style:parent-style-name="Absatz-Standardschriftart" style:family="text">
      <style:text-properties fo:font-size="12pt" style:font-size-asian="12pt"/>
    </style:style>
    <style:style style:name="T313" style:parent-style-name="Absatz-Standardschriftart" style:family="text">
      <style:text-properties fo:font-size="12pt" style:font-size-asian="12pt"/>
    </style:style>
    <style:style style:name="T314" style:parent-style-name="Absatz-Standardschriftart" style:family="text">
      <style:text-properties fo:font-size="12pt" style:font-size-asian="12pt"/>
    </style:style>
    <style:style style:name="T315" style:parent-style-name="Absatz-Standardschriftart" style:family="text">
      <style:text-properties fo:font-size="12pt" style:font-size-asian="12pt"/>
    </style:style>
    <style:style style:name="T316" style:parent-style-name="Absatz-Standardschriftart" style:family="text">
      <style:text-properties fo:font-size="12pt" style:font-size-asian="12pt"/>
    </style:style>
    <style:style style:name="P317" style:parent-style-name="Standard" style:family="paragraph">
      <style:paragraph-properties fo:text-align="justify" fo:margin-bottom="0in" fo:line-height="150%" fo:text-indent="0.2951in"/>
    </style:style>
    <style:style style:name="T318" style:parent-style-name="Absatz-Standardschriftart" style:family="text">
      <style:text-properties fo:font-size="12pt" style:font-size-asian="12pt"/>
    </style:style>
    <style:style style:name="T319" style:parent-style-name="Absatz-Standardschriftart" style:family="text">
      <style:text-properties fo:font-size="12pt" style:font-size-asian="12pt"/>
    </style:style>
    <style:style style:name="T320" style:parent-style-name="Absatz-Standardschriftart" style:family="text">
      <style:text-properties style:font-name-asian="Times New Roman" fo:font-size="12pt" style:font-size-asian="12pt"/>
    </style:style>
    <style:style style:name="T321" style:parent-style-name="Absatz-Standardschriftart" style:family="text">
      <style:text-properties fo:font-size="12pt" style:font-size-asian="12pt"/>
    </style:style>
    <style:style style:name="T322" style:parent-style-name="Absatz-Standardschriftart" style:family="text">
      <style:text-properties fo:font-size="12pt" style:font-size-asian="12pt"/>
    </style:style>
    <style:style style:name="T323" style:parent-style-name="Absatz-Standardschriftart" style:family="text">
      <style:text-properties style:font-name-asian="Times New Roman" fo:font-size="12pt" style:font-size-asian="12pt"/>
    </style:style>
    <style:style style:name="T324" style:parent-style-name="Absatz-Standardschriftart" style:family="text">
      <style:text-properties fo:font-size="12pt" style:font-size-asian="12pt"/>
    </style:style>
    <style:style style:name="T325" style:parent-style-name="Absatz-Standardschriftart" style:family="text">
      <style:text-properties style:font-name-asian="Times New Roman" fo:font-size="12pt" style:font-size-asian="12pt"/>
    </style:style>
    <style:style style:name="T326" style:parent-style-name="Absatz-Standardschriftart" style:family="text">
      <style:text-properties fo:font-size="12pt" style:font-size-asian="12pt"/>
    </style:style>
    <style:style style:name="P327" style:parent-style-name="Standard" style:family="paragraph">
      <style:paragraph-properties fo:text-align="justify" fo:margin-bottom="0in" fo:line-height="150%" fo:margin-left="0.2951in">
        <style:tab-stops/>
      </style:paragraph-properties>
    </style:style>
    <style:style style:name="T328" style:parent-style-name="Absatz-Standardschriftart" style:family="text">
      <style:text-properties style:font-name-asian="Times New Roman" fo:font-size="14pt" style:font-size-asian="14pt"/>
    </style:style>
    <style:style style:name="T329" style:parent-style-name="Absatz-Standardschriftart" style:family="text">
      <style:text-properties style:font-name-asian="Times New Roman" fo:font-size="14pt" style:font-size-asian="14pt"/>
    </style:style>
    <style:style style:name="P330" style:parent-style-name="Standard" style:family="paragraph">
      <style:paragraph-properties fo:text-align="justify" fo:margin-bottom="0in" fo:line-height="150%" fo:text-indent="0.2951in"/>
    </style:style>
    <style:style style:name="T331" style:parent-style-name="Absatz-Standardschriftart" style:family="text">
      <style:text-properties fo:font-size="12pt" style:font-size-asian="12pt"/>
    </style:style>
    <style:style style:name="T332" style:parent-style-name="Absatz-Standardschriftart" style:family="text">
      <style:text-properties fo:font-size="12pt" style:font-size-asian="12pt"/>
    </style:style>
    <style:style style:name="T333" style:parent-style-name="Absatz-Standardschriftart" style:family="text">
      <style:text-properties style:font-name-asian="Times New Roman" fo:font-size="12pt" style:font-size-asian="12pt"/>
    </style:style>
    <style:style style:name="T334" style:parent-style-name="Absatz-Standardschriftart" style:family="text">
      <style:text-properties style:font-name-asian="Times New Roman" fo:font-size="12pt" style:font-size-asian="12pt"/>
    </style:style>
    <style:style style:name="T335" style:parent-style-name="Absatz-Standardschriftart" style:family="text">
      <style:text-properties style:font-name-asian="Times New Roman" fo:font-size="12pt" style:font-size-asian="12pt"/>
    </style:style>
    <style:style style:name="T336" style:parent-style-name="Absatz-Standardschriftart" style:family="text">
      <style:text-properties style:font-name-asian="Times New Roman" fo:font-size="12pt" style:font-size-asian="12pt"/>
    </style:style>
    <style:style style:name="P337" style:parent-style-name="Standard" style:family="paragraph">
      <style:paragraph-properties fo:text-align="justify" fo:margin-bottom="0in" fo:line-height="150%" fo:text-indent="0.2951in"/>
    </style:style>
    <style:style style:name="T338" style:parent-style-name="Absatz-Standardschriftart" style:family="text">
      <style:text-properties style:font-name-asian="Times New Roman" fo:font-size="12pt" style:font-size-asian="12pt"/>
    </style:style>
    <style:style style:name="T339" style:parent-style-name="Absatz-Standardschriftart" style:family="text">
      <style:text-properties style:font-name-asian="Times New Roman" fo:font-size="12pt" style:font-size-asian="12pt"/>
    </style:style>
    <style:style style:name="T340" style:parent-style-name="Absatz-Standardschriftart" style:family="text">
      <style:text-properties style:font-name-asian="Times New Roman" fo:font-size="12pt" style:font-size-asian="12pt"/>
    </style:style>
    <style:style style:name="P341" style:parent-style-name="Standard" style:family="paragraph">
      <style:paragraph-properties fo:text-align="justify" fo:margin-bottom="0in" fo:line-height="150%" fo:text-indent="0.2951in"/>
    </style:style>
    <style:style style:name="T342" style:parent-style-name="Absatz-Standardschriftart" style:family="text">
      <style:text-properties fo:font-size="12pt" style:font-size-asian="12pt"/>
    </style:style>
    <style:style style:name="T343" style:parent-style-name="Absatz-Standardschriftart" style:family="text">
      <style:text-properties fo:font-size="12pt" style:font-size-asian="12pt"/>
    </style:style>
    <style:style style:name="T344" style:parent-style-name="Absatz-Standardschriftart" style:family="text">
      <style:text-properties fo:font-size="12pt" style:font-size-asian="12pt"/>
    </style:style>
    <style:style style:name="T345" style:parent-style-name="Absatz-Standardschriftart" style:family="text">
      <style:text-properties fo:font-size="12pt" style:font-size-asian="12pt"/>
    </style:style>
    <style:style style:name="P346" style:parent-style-name="Standard" style:family="paragraph">
      <style:paragraph-properties fo:text-align="justify"/>
    </style:style>
    <style:style style:name="P347" style:parent-style-name="Überschrift2" style:family="paragraph">
      <style:paragraph-properties fo:text-align="justify"/>
      <style:text-properties style:use-window-font-color="true" fo:font-size="14pt" style:font-size-asian="14pt"/>
    </style:style>
    <style:style style:name="P348" style:parent-style-name="Standard" style:family="paragraph">
      <style:paragraph-properties fo:text-align="justify" fo:margin-bottom="0in" fo:line-height="150%" fo:text-indent="0.2951in"/>
      <style:text-properties style:font-name-complex="Calibri"/>
    </style:style>
    <style:style style:name="P349" style:parent-style-name="Standard" style:family="paragraph">
      <style:paragraph-properties fo:widows="0" fo:orphans="0" style:text-autospace="none" fo:margin-bottom="0in" fo:line-height="100%" fo:margin-left="0.3333in" fo:text-indent="-0.3333in">
        <style:tab-stops/>
      </style:paragraph-properties>
    </style:style>
    <style:style style:family="graphic" style:name="a20" style:parent-style-name="Graphics">
      <style:graphic-properties fo:border="0.01042in none" fo:background-color="transparent"/>
    </style:style>
    <style:style style:family="graphic" style:name="a2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2">
      <style:graphic-properties style:wrap="none" style:horizontal-rel="paragraph" style:vertical-rel="paragraph" style:horizontal-pos="from-left" style:vertical-pos="from-top"/>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1">
      <style:graphic-properties draw:fill="none" draw:stroke="dash" draw:stroke-dash="a10" svg:stroke-width="0.03125in" svg:stroke-color="#7f7f7f" svg:stroke-opacity="100%" draw:stroke-linejoin="miter" svg:stroke-linecap="butt"/>
    </style:style>
    <style:style style:family="graphic" style:name="a13">
      <style:graphic-properties draw:fill="none" draw:stroke="dash" draw:stroke-dash="a12" svg:stroke-width="0.03125in" svg:stroke-color="#7f7f7f" svg:stroke-opacity="100%" draw:stroke-linejoin="miter" svg:stroke-linecap="butt"/>
    </style:style>
    <style:style style:family="graphic" style:name="a15">
      <style:graphic-properties draw:fill="none" draw:stroke="dash" draw:stroke-dash="a14" svg:stroke-width="0.03125in" svg:stroke-color="#7f7f7f" svg:stroke-opacity="100%" draw:stroke-linejoin="miter" svg:stroke-linecap="butt"/>
    </style:style>
    <style:style style:family="graphic" style:name="a16" style:parent-style-name="Graphics">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graphic" style:name="a17" style:parent-style-name="Graphics">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graphic" style:name="a1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9">
      <style:graphic-properties style:wrap="none" style:horizontal-rel="paragraph" style:vertical-rel="paragraph" style:horizontal-pos="from-left" style:vertical-pos="from-top"/>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fo:wrap-option="wrap" fo:padding-top="0.05in" fo:padding-bottom="0.05in" fo:padding-left="0.1in" fo:padding-right="0.1in" draw:textarea-vertical-align="middle" draw:textarea-horizontal-align="left" draw:fill="solid" draw:fill-color="#c00000" draw:opacity="90%" draw:stroke="solid" svg:stroke-width="0.01389in" svg:stroke-color="#7f7f7f" svg:stroke-opacity="100%" draw:stroke-linejoin="miter" svg:stroke-linecap="butt" draw:auto-grow-width="false" draw:auto-grow-height="false"/>
      <style:paragraph-properties style:font-independent-line-spacing="true" style:writing-mode="lr-tb"/>
    </style:style>
    <style:style style:family="graphic" style:name="a5">
      <style:graphic-properties fo:wrap-option="wrap" fo:padding-top="0.05in" fo:padding-bottom="0.05in" fo:padding-left="0.1in" fo:padding-right="0.1in" draw:textarea-vertical-align="middle" draw:textarea-horizontal-align="left" draw:fill="solid" draw:fill-color="#0070c0" draw:opacity="90%" draw:stroke="solid" svg:stroke-width="0.01389in" svg:stroke-color="#7f7f7f" svg:stroke-opacity="100%" draw:stroke-linejoin="miter" svg:stroke-linecap="butt" draw:auto-grow-width="false" draw:auto-grow-height="false"/>
      <style:paragraph-properties style:font-independent-line-spacing="true" style:writing-mode="lr-tb"/>
    </style:style>
    <style:style style:family="graphic" style:name="a6">
      <style:graphic-properties fo:wrap-option="wrap" fo:padding-top="0.05in" fo:padding-bottom="0.05in" fo:padding-left="0.1in" fo:padding-right="0.1in" draw:textarea-vertical-align="bottom" draw:textarea-horizontal-align="left" draw:fill="solid" draw:fill-color="#afabab" draw:opacity="16%" draw:stroke="solid" svg:stroke-width="0.03125in" svg:stroke-color="#7f7f7f" svg:stroke-opacity="100%" draw:stroke-linejoin="miter" svg:stroke-linecap="butt" draw:auto-grow-width="false" draw:auto-grow-height="false"/>
      <style:paragraph-properties style:font-independent-line-spacing="true" style:writing-mode="lr-tb"/>
    </style:style>
    <style:style style:family="graphic" style:name="a7">
      <style:graphic-properties draw:fill="none" draw:stroke="solid" svg:stroke-width="0.03125in" svg:stroke-color="#7f7f7f" svg:stroke-opacity="100%" draw:stroke-linejoin="miter" svg:stroke-linecap="butt"/>
    </style:style>
    <style:style style:family="graphic" style:name="a9">
      <style:graphic-properties draw:fill="none" draw:stroke="dash" draw:stroke-dash="a8" svg:stroke-width="0.03125in" svg:stroke-color="#7f7f7f" svg:stroke-opacity="100%" draw:stroke-linejoin="miter" svg:stroke-linecap="butt"/>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office:automatic-styles>
  <office:body>
    <office:text text:use-soft-page-breaks="true">
      <text:p text:style-name="P1"/>
      <text:p text:style-name="P2"/>
      <text:p text:style-name="P3"/>
      <text:h text:style-name="P4" text:outline-level="1"><text:bookmark-start text:name="_Toc480706165"/><text:bookmark-start text:name="_Toc480735515"/><text:bookmark-start text:name="_Toc480782222"/>The practicability of multimodal data fusion for simultaneous EEG-fMRI demonstrated on a cognitive control task<text:bookmark-end text:name="_Toc480706165"/><text:bookmark-end text:name="_Toc480735515"/><text:bookmark-end text:name="_Toc480782222"/></text:h>
      <text:p text:style-name="P5"/>
      <text:p text:style-name="P6"/>
      <text:p text:style-name="Default"/>
      <text:p text:style-name="P7"><text:s/><text:span text:style-name="T8">Submitted for the attainment of the academic degree Master of<text:s/></text:span><text:span text:style-name="T9">Science (M.Sc.) at the Department of Psychology and the Department of Medicine (Philipps University of Marburg)</text:span></text:p>
      <text:p text:style-name="P10"><text:span text:style-name="T11">by:<text:s/></text:span><text:span text:style-name="T12">Malte Rudo Güth<text:s/></text:span><text:span text:style-name="T13">(B.Sc.)</text:span></text:p>
      <text:p text:style-name="P14">Marburg, February 2018</text:p>
      <text:p text:style-name="P15"/>
      <text:p text:style-name="P16"/>
      <text:p text:style-name="P17"/>
      <text:p text:style-name="P18"/>
      <text:p text:style-name="P19"><text:span text:style-name="T20">Matriculation number:<text:s/></text:span><text:span text:style-name="T21">2521067</text:span></text:p>
      <text:p text:style-name="P22"><text:span text:style-name="T23">E-Mail:<text:s/></text:span><text:span text:style-name="T24">Gueth@students.uni-marburg.de</text:span></text:p>
      <text:p text:style-name="P25"><text:span text:style-name="T26">First Instructor:</text:span><text:span text:style-name="T27"><text:s/>Dr.</text:span><text:span text:style-name="T28"><text:s/>Dipl.-Phys. Jens Sommer (Core Facility for Brainimaging, Department of Medicine, Philipps University of Marburg)</text:span></text:p>
      <text:p text:style-name="P29"><text:span text:style-name="T30">Second Instructor:</text:span><text:span text:style-name="T31"><text:s text:c="2"/>Prof. Dr. Dr. Martin Peper (Neuropsychology Section, Department of Psychology, Philipps University of Marburg)</text:span></text:p>
      <text:soft-page-break/>
      <text:p text:style-name="P32"><text:span text:style-name="T33">List of Con</text:span><text:span text:style-name="T34">tents</text:span></text:p>
      <text:p text:style-name="P35"/>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36"><text:a xlink:href="#_Toc480782223" office:target-frame-name="_top" xlink:show="replace"><text:span text:style-name="T37">List of Abbreviations</text:span><text:tab/>3</text:a></text:p>
          <text:p text:style-name="P38"><text:a xlink:href="#_Toc480782224" office:target-frame-name="_top" xlink:show="replace"><text:span text:style-name="T39">1. Theoretical Background and Aims</text:span><text:tab/>4</text:a></text:p>
          <text:p text:style-name="P40"><text:a xlink:href="#_Toc480782225" office:target-frame-name="_top" xlink:show="replace"><text:span text:style-name="Hyperlink">1.1 The benefits of combining EEG and fMRI</text:span><text:tab/>4</text:a></text:p>
          <text:p text:style-name="P41"><text:a xlink:href="#_Toc480782226" office:target-frame-name="_top" xlink:show="replace"><text:span text:style-name="Hyperlink">1.2 Approaches for multimodal data fusion</text:span><text:tab/>6</text:a></text:p>
          <text:p text:style-name="P42"><text:a xlink:href="#_Toc480782227" office:target-frame-name="_top" xlink:show="replace"><text:span text:style-name="Hyperlink">1.2.1 Joint Independent Component Analysis</text:span><text:tab/>7</text:a></text:p>
          <text:p text:style-name="P43"><text:a xlink:href="#_Toc480782228" office:target-frame-name="_top" xlink:show="replace"><text:span text:style-name="Hyperlink">1.2.2 Hierarchical fusion framework</text:span><text:tab/>8</text:a></text:p>
          <text:p text:style-name="P44"><text:a xlink:href="#_Toc480782229" office:target-frame-name="_top" xlink:show="replace"><text:span text:style-name="Hyperlink">1.2.3 Phase-amplitude coupling</text:span><text:tab/>10</text:a></text:p>
          <text:p text:style-name="P45"><text:a xlink:href="#_Toc480782230" office:target-frame-name="_top" xlink:show="replace"><text:span text:style-name="Hyperlink">1.3 Aims of this study</text:span><text:tab/>11</text:a></text:p>
          <text:p text:style-name="P46"><text:a xlink:href="#_Toc480782231" office:target-frame-name="_top" xlink:show="replace"><text:span text:style-name="Hyperlink">2. Methods</text:span><text:tab/>12</text:a></text:p>
          <text:p text:style-name="P47"><text:a xlink:href="#_Toc480782232" office:target-frame-name="_top" xlink:show="replace"><text:span text:style-name="Hyperlink">2.1 Participants</text:span><text:tab/>12</text:a></text:p>
          <text:p text:style-name="P48"><text:a xlink:href="#_Toc480782233" office:target-frame-name="_top" xlink:show="replace"><text:span text:style-name="Hyperlink">2.2 Experimental Design and Setup</text:span><text:tab/>12</text:a></text:p>
          <text:p text:style-name="P49"><text:a xlink:href="#_Toc480782234" office:target-frame-name="_top" xlink:show="replace"><text:span text:style-name="Hyperlink">2.2.1 General Procedure</text:span><text:tab/>12</text:a></text:p>
          <text:p text:style-name="P50"><text:a xlink:href="#_Toc480782235" office:target-frame-name="_top" xlink:show="replace"><text:span text:style-name="Hyperlink">2.2.2 DPX Paradigm</text:span><text:tab/>12</text:a></text:p>
          <text:p text:style-name="P51"><text:a xlink:href="#_Toc480782236" office:target-frame-name="_top" xlink:show="replace"><text:span text:style-name="Hyperlink">2.3 Data acquisition</text:span><text:tab/>12</text:a></text:p>
          <text:p text:style-name="P52"><text:a xlink:href="#_Toc480782237" office:target-frame-name="_top" xlink:show="replace"><text:span text:style-name="Hyperlink">2.3.1 Materials and software</text:span><text:tab/>12</text:a></text:p>
          <text:p text:style-name="P53"><text:a xlink:href="#_Toc480782238" office:target-frame-name="_top" xlink:show="replace"><text:span text:style-name="Hyperlink">2.3.2 Measures for<text:s/></text:span><text:span text:style-name="Hyperlink">simultaneous recordings</text:span><text:tab/>12</text:a></text:p>
          <text:p text:style-name="P54"><text:a xlink:href="#_Toc480782239" office:target-frame-name="_top" xlink:show="replace"><text:span text:style-name="Hyperlink">2.3.3 Recording parameters for EEG and fMRI</text:span><text:tab/>12</text:a></text:p>
          <text:p text:style-name="P55"><text:a xlink:href="#_Toc480782240" office:target-frame-name="_top" xlink:show="replace"><text:span text:style-name="Hyperlink">2.4 Data analysis</text:span><text:tab/>12</text:a></text:p>
          <text:p text:style-name="P56"><text:a xlink:href="#_Toc480782241" office:target-frame-name="_top" xlink:show="replace"><text:span text:style-name="Hyperlink">2.4.1 Behavioural Data</text:span><text:tab/>12</text:a></text:p>
          <text:p text:style-name="P57"><text:a xlink:href="#_Toc480782242" office:target-frame-name="_top" xlink:show="replace"><text:span text:style-name="Hyperlink">2.4.2<text:s/></text:span><text:span text:style-name="Hyperlink">fMRI preprocessing</text:span><text:tab/>12</text:a></text:p>
          <text:p text:style-name="P58"><text:a xlink:href="#_Toc480782243" office:target-frame-name="_top" xlink:show="replace"><text:span text:style-name="Hyperlink">2.4.3 EEG preprocessing</text:span><text:tab/>12</text:a></text:p>
          <text:p text:style-name="P59"><text:a xlink:href="#_Toc480782244" office:target-frame-name="_top" xlink:show="replace"><text:span text:style-name="Hyperlink">2.4.4 Joint and parallel ICA</text:span><text:tab/>13</text:a></text:p>
          <text:p text:style-name="P60"><text:a xlink:href="#_Toc480782245" office:target-frame-name="_top" xlink:show="replace"><text:span text:style-name="Hyperlink">2.4.5 Hierarchical fusion framework</text:span><text:tab/>13</text:a></text:p>
          <text:p text:style-name="P61"><text:a xlink:href="#_Toc480782246" office:target-frame-name="_top" xlink:show="replace"><text:span text:style-name="Hyperlink">2.4.6<text:s/></text:span><text:span text:style-name="Hyperlink">PAC strength BOLD predictors</text:span><text:tab/>13</text:a></text:p>
          <text:p text:style-name="P62"><text:a xlink:href="#_Toc480782247" office:target-frame-name="_top" xlink:show="replace"><text:span text:style-name="Hyperlink">2.4.7 GLM BOLD model</text:span><text:tab/>13</text:a></text:p>
          <text:p text:style-name="P63"><text:a xlink:href="#_Toc480782248" office:target-frame-name="_top" xlink:show="replace"><text:span text:style-name="Hyperlink">3. Time schedule</text:span><text:tab/>13</text:a></text:p>
          <text:p text:style-name="P64"><text:a xlink:href="#_Toc480782249" office:target-frame-name="_top" xlink:show="replace"><text:span text:style-name="Hyperlink">4. References</text:span><text:tab/>13</text:a></text:p>
        </text:index-body>
      </text:table-of-content>
      <text:p text:style-name="Standard"/>
      <text:p text:style-name="P65"/>
      <text:h text:style-name="P66" text:outline-level="1"><text:bookmark-start text:name="_Toc480782223"/><text:soft-page-break/>List of Abbreviations<text:bookmark-end text:name="_Toc480782223"/></text:h>
      <text:p text:style-name="P67"/>
      <text:p text:style-name="P68"><text:span text:style-name="T69">ACC</text:span><text:span text:style-name="T70"><text:tab/></text:span><text:span text:style-name="T71"><text:tab/></text:span><text:span text:style-name="T72"><text:tab/></text:span><text:span text:style-name="T73"><text:tab/></text:span><text:span text:style-name="T74">Anterior Cingulate Cortex</text:span></text:p>
      <text:p text:style-name="P75"><text:span text:style-name="T76">AX-CP</text:span><text:span text:style-name="T77">T</text:span><text:span text:style-name="T78"><text:tab/></text:span><text:span text:style-name="T79"><text:tab/></text:span><text:span text:style-name="T80"><text:tab/></text:span><text:span text:style-name="T81">AX Continuous Performance Task</text:span></text:p>
      <text:p text:style-name="P82"><text:span text:style-name="T83">BOLD</text:span><text:span text:style-name="T84"><text:tab/></text:span><text:span text:style-name="T85"><text:tab/></text:span><text:span text:style-name="T86"><text:tab/></text:span><text:span text:style-name="T87"><text:tab/></text:span><text:span text:style-name="T88">Blood oxygenation level dependent</text:span></text:p>
      <text:p text:style-name="P89"><text:span text:style-name="T90">CPT</text:span><text:span text:style-name="T91"><text:tab/></text:span><text:span text:style-name="T92"><text:tab/></text:span><text:span text:style-name="T93"><text:tab/></text:span><text:span text:style-name="T94"><text:tab/></text:span><text:span text:style-name="T95">Continuous performance task</text:span></text:p>
      <text:p text:style-name="P96"><text:span text:style-name="T97">DLPFC</text:span><text:span text:style-name="T98"><text:tab/></text:span><text:span text:style-name="T99"><text:tab/></text:span><text:span text:style-name="T100"><text:tab/></text:span><text:span text:style-name="T101"><text:tab/></text:span><text:span text:style-name="T102">Dorsolateral prefrontal cortex</text:span></text:p>
      <text:p text:style-name="P103"><text:span text:style-name="T104">DMC</text:span><text:span text:style-name="T105"><text:tab/></text:span><text:span text:style-name="T106"><text:tab/></text:span><text:span text:style-name="T107"><text:tab/></text:span><text:span text:style-name="T108"><text:tab/>Dual Mechanisms of Cognitive Control</text:span></text:p>
      <text:p text:style-name="P109"><text:span text:style-name="T110">DPX</text:span><text:span text:style-name="T111"><text:tab/></text:span><text:span text:style-name="T112"><text:tab/></text:span><text:span text:style-name="T113"><text:tab/></text:span><text:span text:style-name="T114"><text:tab/>Dot Pattern Expectancy Task</text:span></text:p>
      <text:p text:style-name="P115"><text:span text:style-name="T116">EEG</text:span><text:span text:style-name="T117"><text:tab/></text:span><text:span text:style-name="T118"><text:tab/></text:span><text:span text:style-name="T119"><text:tab/></text:span><text:span text:style-name="T120"><text:tab/></text:span><text:span text:style-name="T121">Electroencephalogr</text:span><text:span text:style-name="T122">aphy</text:span></text:p>
      <text:p text:style-name="P123"><text:span text:style-name="T124">ERP</text:span><text:span text:style-name="T125"><text:tab/></text:span><text:span text:style-name="T126"><text:tab/></text:span><text:span text:style-name="T127"><text:tab/></text:span><text:span text:style-name="T128"><text:tab/>Event-Related Potential</text:span></text:p>
      <text:p text:style-name="P129"><text:span text:style-name="T130">fMRI</text:span><text:span text:style-name="T131"><text:tab/></text:span><text:span text:style-name="T132"><text:tab/></text:span><text:span text:style-name="T133"><text:tab/></text:span><text:span text:style-name="T134"><text:tab/></text:span><text:span text:style-name="T135">Functional magnetic resonance imaging</text:span></text:p>
      <text:p text:style-name="P136"><text:span text:style-name="T137">sMRI</text:span><text:span text:style-name="T138"><text:tab/></text:span><text:span text:style-name="T139"><text:tab/></text:span><text:span text:style-name="T140"><text:tab/></text:span><text:span text:style-name="T141"><text:tab/>Structural magnetic resonance imaging</text:span></text:p>
      <text:p text:style-name="P142"><text:span text:style-name="T143">GLM</text:span><text:span text:style-name="T144"><text:tab/></text:span><text:span text:style-name="T145"><text:tab/></text:span><text:span text:style-name="T146"><text:tab/></text:span><text:span text:style-name="T147"><text:tab/>General Linear Model</text:span></text:p>
      <text:p text:style-name="P148"><text:span text:style-name="T149">ICA</text:span><text:span text:style-name="T150"><text:tab/></text:span><text:span text:style-name="T151"><text:tab/></text:span><text:span text:style-name="T152"><text:tab/></text:span><text:span text:style-name="T153"><text:tab/>Independent Component Analysis</text:span></text:p>
      <text:p text:style-name="P154"><text:span text:style-name="T155">jICA</text:span><text:span text:style-name="T156"><text:tab/></text:span><text:span text:style-name="T157"><text:tab/></text:span><text:span text:style-name="T158"><text:tab/></text:span><text:span text:style-name="T159"><text:tab/>Joint Independent Component Analysis</text:span></text:p>
      <text:p text:style-name="P160"><text:span text:style-name="T161">pICA</text:span><text:span text:style-name="T162"><text:tab/></text:span><text:span text:style-name="T163"><text:tab/></text:span><text:span text:style-name="T164"><text:tab/></text:span><text:span text:style-name="T165"><text:tab/>Parallel<text:s/></text:span><text:span text:style-name="T166">Independent Component Analysis</text:span></text:p>
      <text:p text:style-name="P167"><text:span text:style-name="T168">LFP</text:span><text:span text:style-name="T169"><text:tab/></text:span><text:span text:style-name="T170"><text:tab/></text:span><text:span text:style-name="T171"><text:tab/></text:span><text:span text:style-name="T172"><text:tab/>Local Field Potential</text:span></text:p>
      <text:p text:style-name="P173"><text:span text:style-name="T174">MIC</text:span><text:span text:style-name="T175"><text:tab/></text:span><text:span text:style-name="T176"><text:tab/></text:span><text:span text:style-name="T177"><text:tab/></text:span><text:span text:style-name="T178"><text:tab/></text:span><text:span text:style-name="T179">Maximal Information Coefficient</text:span></text:p>
      <text:p text:style-name="P180"><text:span text:style-name="T181">MUA</text:span><text:span text:style-name="T182"><text:tab/></text:span><text:span text:style-name="T183"><text:tab/></text:span><text:span text:style-name="T184"><text:tab/></text:span><text:span text:style-name="T185"><text:tab/>Multi-unit cell activity</text:span></text:p>
      <text:p text:style-name="P186"><text:span text:style-name="T187">PAC</text:span><text:span text:style-name="T188"><text:tab/></text:span><text:span text:style-name="T189"><text:tab/></text:span><text:span text:style-name="T190"><text:tab/></text:span><text:span text:style-name="T191"><text:tab/>Phase-amplitude coupling</text:span></text:p>
      <text:p text:style-name="P192"><text:span text:style-name="T193">PFC</text:span><text:span text:style-name="T194"><text:tab/></text:span><text:span text:style-name="T195"><text:tab/></text:span><text:span text:style-name="T196"><text:tab/></text:span><text:span text:style-name="T197"><text:tab/>Prefrontal cortex</text:span></text:p>
      <text:p text:style-name="P198"><text:span text:style-name="T199">RT</text:span><text:span text:style-name="T200"><text:tab/></text:span><text:span text:style-name="T201"><text:tab/></text:span><text:span text:style-name="T202"><text:tab/></text:span><text:span text:style-name="T203"><text:tab/>Reaction time</text:span></text:p>
      <text:p text:style-name="Standard"><text:span text:style-name="T204">WM</text:span><text:span text:style-name="T205"><text:tab/></text:span><text:span text:style-name="T206"><text:tab/></text:span><text:span text:style-name="T207"><text:tab/></text:span><text:span text:style-name="T208"><text:tab/></text:span><text:span text:style-name="T209">Working memory</text:span></text:p>
      <text:h text:style-name="P210" text:outline-level="1"><text:bookmark-start text:name="_Toc480782224"/><text:soft-page-break/>1. Theoretical Background and Aims<text:bookmark-end text:name="_Toc480782224"/></text:h>
      <text:p text:style-name="P211"/>
      <text:h text:style-name="P212" text:outline-level="2"><text:bookmark-start text:name="_Toc480782225"/>1.1 The benefits of combining EEG and fMRI<text:bookmark-end text:name="_Toc480782225"/></text:h>
      <text:p text:style-name="P213"/>
      <text:p text:style-name="P214">Neuronal activity of cognitive or affective processes can be studied from a large variety of measures, thereby revealing unique perspectives on brain activation.</text:p>
      <text:p text:style-name="P215"><text:span text:style-name="T216">Electroencephalography (EEG) mainly refle</text:span><text:span text:style-name="T217">cts the summation of postsynaptic potentials in pyramid cells with a similar orientation at a cortical level (Luck, 2005). Through sufficient coverage of the head surface with electrodes, synchronised activity of these cells can be recorded at a high tempo</text:span><text:span text:style-name="T218">ral resolution. Due to this capacity of observing changes on a scale of milliseconds, EEG is often chosen as a direct link to cortical activity. However, EEG is recorded at a relatively large distance from the cells and considerable portions of the origina</text:span><text:span text:style-name="T219">l activity spikes fall off outside a 50<text:s/></text:span><text:span text:style-name="T220">µ</text:span><text:span text:style-name="T221">m radius (Henze, Borhegyi, &amp; Csicsvari, 2000). In addition, shorter spike durations with high-frequency oscillations far above 200 Hz decrease the odds of spike summation. Therefore, the skull prevents higher freque</text:span><text:span text:style-name="T222">ncy signals from affecting the EEG and the recorded signal predominantly consists of slower Local Field Potentials (LFP).<text:s/></text:span></text:p>
      <text:p text:style-name="P223"><text:span text:style-name="T224">Compared to action potentials of single cells and multi-unit activity (MUA), LFP are bound to temporal and spatial summation. For thi</text:span><text:span text:style-name="T225">s reason, EEG only represents the summation of surface potentials. Furthermore, despite advances in signal source estimation (e.g. Lei et al., 2011), its spatial resolution is severely limited. The inability to pinpoint neuronal sources and to reconstruct<text:s/></text:span><text:span text:style-name="T226">the original flow of current of a given potential on the head surface is referred to as the inverse problem in the EEG literature (Koles, 1998; Christophe Phillips, Rugg, &amp; Friston, 2002). Source estimation analyses, as a tool of uncovering dipoles and bra</text:span><text:span text:style-name="T227">in areas most likely responsible for electric voltage fluctuation at the surface, rely on several assumptions. These include largely homogenous electric conductivity and resistance throughout brain tissues, a mathematical approximation of the orientation a</text:span><text:span text:style-name="T228">nd fluctuation of the current as well as a fixed template for the anatomical structure underlying these approximations (Cuffin, 1998; Koles, 1998; Sanei, Chambers, Sanei, &amp; Chambers, 2013; Xu, Xu, &amp; He, 2004). Whereas the lack of knowledge on individual te</text:span><text:span text:style-name="T229">st subjects’ brains can be compensated by letting structural magnetic resonance imaging (sMRI) informing source estimations (Cristophe Phillips, Rugg, &amp; Friston, 2002; Whittingstall, Bartels, Singh, Kwon, &amp; Logothetis, 2010), other assumptions remain unlik</text:span><text:span text:style-name="T230">ely to be met.<text:s/></text:span></text:p>
      <text:soft-page-break/>
      <text:p text:style-name="P231"><text:span text:style-name="T232">While the electromagnetic fields measured in the EEG directly relate to neuronal activity, MRI is taking advantage of differing magnetic properties of nuclei within tissues of the human brain to produce images of different spatial resolutio</text:span><text:span text:style-name="T233">ns. Functional magnetic resonance imaging (fMRI) for instance is based on blood oxygenation. By building a strong static magnetic field (</text:span><draw:frame draw:style-name="a0" text:anchor-type="as-char" svg:x="0in" svg:y="0in" svg:width="0.16667in" svg:height="0.19792in" style:rel-width="scale" style:rel-height="scale"><draw:object xlink:href="Object 1/" xlink:type="simple" xlink:show="embed" xlink:actuate="onLoad"/></draw:frame><text:span text:style-name="T234">) during MRI measurements, the nuclei within atoms forming the observed tissue adapt an orientation parallel or anti-pa</text:span><text:span text:style-name="T235">rallel to the magnetic field. Through a head coil placed above the subject, a controlled manipulation of the<text:s/></text:span><draw:frame draw:style-name="a1" text:anchor-type="as-char" svg:x="0in" svg:y="0in" svg:width="0.16667in" svg:height="0.19792in" style:rel-width="scale" style:rel-height="scale"><draw:object xlink:href="Object 2/" xlink:type="simple" xlink:show="embed" xlink:actuate="onLoad"/></draw:frame><text:span text:style-name="T236"><text:s/>field via radiofrequency pulses causes the nuclei to change their orientation and emit energy. The gradients forming a new magnetic field (</text:span><draw:frame draw:style-name="a2" text:anchor-type="as-char" svg:x="0in" svg:y="0in" svg:width="0.15625in" svg:height="0.1875in" style:rel-width="scale" style:rel-height="scale"><draw:object xlink:href="Object 3/" xlink:type="simple" xlink:show="embed" xlink:actuate="onLoad"/></draw:frame><text:span text:style-name="T237">) enabl</text:span><text:span text:style-name="T238">e the successive acquisition of slices, which taken together shape a 3D volume of the subject.</text:span><text:span text:style-name="T239"><text:s/></text:span><text:span text:style-name="T240">Relating the amount of emission to a certain spatial point within the<text:s/></text:span><draw:frame draw:style-name="a3" text:anchor-type="as-char" svg:x="0in" svg:y="0in" svg:width="0.16667in" svg:height="0.19792in" style:rel-width="scale" style:rel-height="scale"><draw:object xlink:href="Object 4/" xlink:type="simple" xlink:show="embed" xlink:actuate="onLoad"/></draw:frame><text:span text:style-name="T241"><text:s/>field is a basic mechanism of all MRI techniques. In fMRI specifically the repeated assess</text:span><text:span text:style-name="T242">ment of haemoglobin in the brain and its location in the brain is used as an indicator of brain activation.<text:s/></text:span><text:span text:style-name="T243">The hemodynamic signal assessed by fMRI is linked to the oxygen consumption of neuron populations. Results show the flow of oxygenated blood in acco</text:span><text:span text:style-name="T244">rdance to the metabolic demands of brain regions (Logothetis &amp; Wandell, 2004). For this reason, the signal used in fMRI contrasts is referred to as blood oxygenation level dependent (BOLD). With the idea in mind that brain regions supporting a cognitive pr</text:span><text:span text:style-name="T245">ocess, consume more resources, such as oxygen, the BOLD is thought to vary in correspondence to increased synaptic current flow. Since the BOLD signal is a correlate of neuronal activity, it is regarded as an indirect measure. Plus, it is confined to a low</text:span><text:span text:style-name="T246"><text:s/>temporal resolution on a timescale of seconds. In return, functional BOLD contrasts offer a higher spatial resolution compared to other imaging methods, while still operating entirely non-invasively. As such, MRI is a powerful method for studying the spat</text:span><text:span text:style-name="T247">ial dynamics of brain activation and for gaining anatomical information without harming patients or test subjects.</text:span></text:p>
      <text:p text:style-name="P248"><text:span text:style-name="T249">Comparing the two methods, it becomes apparent that EEG and fMRI complement each other. Together they combine next to ideal temporal and spat</text:span><text:span text:style-name="T250">ial resolutions (Debener, Ullsperger, Siegel, &amp; Engel, 2006). Both measures require an in depth understanding about its signals’ physiological properties in order to draw reasonable conclusions from experimental results about brain activity. Their respecti</text:span><text:span text:style-name="T251">ve limitations often decrease the conclusions’ validity. Instead of relying on a selective view with a single method, simultaneous or parallel recordings provide multifaceted insights into brain activation. In principle, a setup for parallel EEG-fMRI exper</text:span><text:span text:style-name="T252">iments entails that subjects are tested at least twice using one for each<text:s/></text:span><text:soft-page-break/><text:span text:style-name="T253">method separately. This type of experiment is easier to perform and ensures higher data quality. In short, due to the EEG measuring voltage changes sensitive to powerful magnetic fie</text:span><text:span text:style-name="T254">lds as in the MRI and the MRI relying on relative homogeneity of the magnetic field across time as well as the removal of all ferromagnetic and electrically conductive materials, the two methods in their basic configurations inflict measurement artefacts o</text:span><text:span text:style-name="T255">n each other<text:s/></text:span><text:span text:style-name="T256">(Allen, Josephs, &amp; Turner, 2000; Bénar et al., 2003; Iannotti, Pittau, Michel, Vulliemoz, &amp; Grouiller, 2014).<text:s/></text:span><text:span text:style-name="T257">In spite of these</text:span><text:span text:style-name="T258">, simultaneous recordings yield the greater potential. While free from artefacts, parallel recordings do not<text:s/></text:span><text:span text:style-name="T259">represent identical psychological processes in test subjects. No brain activation at a given time point in a given experiment can be perfectly replicated, due to the nature of individual cognitive processing. Even when performing identical experiments with</text:span><text:span text:style-name="T260"><text:s/>the same experimental protocol, the timelines of signal changes in the two experiments eventually diverge. Thus, it is impossible to relate for instance single-trial EEG and MRI signals, since they were acquired successively instead of concurrently. Other</text:span><text:span text:style-name="T261"><text:s/>problems, such as training effects, habituation or fatigue, further add to the limitations of parallel recordings.</text:span></text:p>
      <text:p text:style-name="P262"><text:span text:style-name="T263">Perhaps even more notable than the complementing spatial and temporal resolutions in combined EEG and fMRI is the benefit stemming from thei</text:span><text:span text:style-name="T264">r physiological relation. Variation in LFP often bears more similarity to changes in BOLD than to recordings of single cell activity or MUA (Logothetis, Pauls, Augath, Trinath, &amp; Oeltermann, 2001). At the same time, it is irrefutable that EEG and fMRI pres</text:span><text:span text:style-name="T265">ent brain activity from two very different perspectives. Considering their physiological basis, it seems plausible that modulations across experimental manipulations of BOLD and EEG activity often do not align <text:s/>(Im, Jung, &amp; Fujimaki, 2005; Nunez &amp; Silberst</text:span><text:span text:style-name="T266">ein, 2000). Whereas EEG signals only show the result of multiple activity summations across cortical layers, changes in the BOLD signal across time reflect fluctuations of oxygen concentrations in different brain regions.<text:s/></text:span></text:p>
      <text:p text:style-name="P267"><text:span text:style-name="T268">The fact that the two signals do<text:s/></text:span><text:span text:style-name="T269">not align completely can be regarded as an upside and a downside to concurrent EEG and fMRI recordings. Neurovascular decoupling of neuronal activity and cerebral blood flow impedes the validation of a result found in one method but not in the other. When<text:s/></text:span><text:span text:style-name="T270">relating, for instance, Event-related potentials (ERP) to functional contrasts, neurovascular coupling would yield both results to be more meaningful. Plus, information from both sides aid the interpretation and integration of results into the greater theo</text:span><text:span text:style-name="T271">retical background. Then again, neurovascular decoupling might provide as meaningful<text:s/></text:span><text:soft-page-break/><text:span text:style-name="T272">information as coupling (Rosa, Daunizeau, &amp; Friston, 2010). For one, decoupling could be merely the result of failed signal detection or could be entirely unrelated to exp</text:span><text:span text:style-name="T273">erimental conditions. However, it could also be attributed to pathological characteristics (Schridde et al., 2008).<text:s/></text:span></text:p>
      <text:p text:style-name="P274"><text:span text:style-name="T275"><draw:g draw:z-index="251674624" draw:name="Gruppieren 17" draw:id="id14" draw:style-name="a19" text:anchor-type="paragraph"><svg:title/><svg:desc/><draw:g draw:name="Gruppieren 15" draw:id="id12"><svg:title/><svg:desc/><draw:g draw:name="Gruppieren 13" draw:id="id9"><svg:title/><svg:desc/><draw:custom-shape svg:x="1.68264in" svg:y="2.17158in" svg:width="2.17868in" svg:height="2.08424in" draw:id="id0" draw:style-name="a4" draw:name="Ellipse 1"><svg:title/><svg:desc/><text:p text:style-name="P276"/><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2.61573in" svg:y="2.17158in" svg:width="2.1808in" svg:height="2.08424in" draw:id="id1" draw:style-name="a5" draw:name="Ellipse 4"><svg:title/><svg:desc/><text:p text:style-name="P277"/><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g draw:name="Gruppieren 12" draw:id="id8"><svg:title/><svg:desc/><draw:custom-shape svg:x="2.6027in" svg:y="1.71389in" svg:width="1.25861in" svg:height="3.08333in" draw:id="id2" draw:style-name="a6" draw:name="Rechteck 5"><svg:title/><svg:desc/><text:p text:style-name="P278">Event-related</text:p><text:p text:style-name="P279"/><text:p text:style-name="P280"/><text:p text:style-name="P281"/><text:p text:style-name="P282"/><text:p text:style-name="P283"/><text:p text:style-name="P284"/><text:p text:style-name="P285"/><text:p text:style-name="P286">Unrelated</text:p><draw:enhanced-geometry draw:type="non-primitive" svg:viewBox="0 0 21600 21600" draw:enhanced-path="M 0 0 L 21600 0 21600 21600 0 21600 Z N"/></draw:custom-shape><draw:connector draw:type="line" svg:x1="2.6027in" svg:y1="3.19257in" svg:x2="3.85842in" svg:y2="3.19257in" draw:id="id3" draw:style-name="a7" draw:name="Gerader Verbinder 6"><svg:title/><svg:desc/></draw:connector><draw:connector draw:type="line" svg:x1="2.68088in" svg:y1="2.88745in" svg:x2="2.94146in" svg:y2="3.1339in" draw:id="id4" draw:style-name="a9" draw:name="Gerader Verbinder 8"><svg:title/><svg:desc/></draw:connector><draw:connector draw:type="line" svg:x1="2.81117in" svg:y1="2.66447in" svg:x2="3.29325in" svg:y2="3.12216in" draw:id="id5" draw:style-name="a11" draw:name="Gerader Verbinder 9"><svg:title/><svg:desc/></draw:connector><draw:connector draw:type="line" svg:x1="2.99358in" svg:y1="2.50017in" svg:x2="3.67109in" svg:y2="3.1339in" draw:id="id6" draw:style-name="a13" draw:name="Gerader Verbinder 10"><svg:title/><svg:desc/></draw:connector><draw:connector draw:type="line" svg:x1="3.20204in" svg:y1="2.37108in" svg:x2="3.73624in" svg:y2="2.88745in" draw:id="id7" draw:style-name="a15" draw:name="Gerader Verbinder 11"><svg:title/><svg:desc/></draw:connector></draw:g></draw:g><draw:frame draw:id="id10" draw:style-name="a16" draw:name="Textfeld 2" svg:x="1.75554in" svg:y="3.04722in" svg:width="0.61403in" svg:height="0.34375in" style:rel-width="scale" style:rel-height="scale"><draw:text-box><text:p text:style-name="Standard"><text:span text:style-name="T287">EEG</text:span></text:p></draw:text-box><svg:title/><svg:desc/></draw:frame><draw:frame draw:id="id11" draw:style-name="a17" draw:name="Textfeld 2" svg:x="4.13872in" svg:y="3.04722in" svg:width="0.60362in" svg:height="0.34375in" style:rel-width="scale" style:rel-height="scale"><draw:text-box><text:p text:style-name="Standard"><text:span text:style-name="T288">fMRI</text:span></text:p></draw:text-box><svg:title/><svg:desc/></draw:frame></draw:g><draw:frame draw:id="id13" draw:style-name="a18" draw:name="Textfeld 2" svg:x="0.30764in" svg:y="4.94306in" svg:width="5.85417in" svg:height="0.96875in" style:rel-width="scale" style:rel-height="scale"><draw:text-box><text:p text:style-name="P289">Fig. 1. Illustration of variance proportions in EEG and fMRI signal attributed<text:s/>uniquely to EEG (red) or fMRI (blue) and event-related neurovascular coupling (striped) or event-unrelated coupling (not striped shared area) from Herrmann and Debener (2007).</text:p></draw:text-box><svg:title/><svg:desc/></draw:frame></draw:g></text:span><text:span text:style-name="T290">As a result, approaches for combined EEG-fMRI recordings allow analysing shared<text:s/></text:span><text:span text:style-name="T291">and discrete signal variation (see Fig. 1) in these methods (Herrmann &amp; Debener, 2007). Highlighting neurovascular coupling and decoupling promises new insights for the study of physiological foundations of EEG and fMRI as wells as experimental investigati</text:span><text:span text:style-name="T292">ons of cognitive processes.<text:s/></text:span></text:p>
      <text:h text:style-name="P293" text:outline-level="2"><text:bookmark-start text:name="_Toc480782226"/>1.2 Approaches for multimodal data fusion<text:bookmark-end text:name="_Toc480782226"/></text:h>
      <text:p text:style-name="P294"/>
      <text:p text:style-name="P295"><text:span text:style-name="T296">Despite the short time combined EEG and fMRI has been emerging as a research field, there is already a wealth of literature for statistical analyses. Recently, multimodal data fusion<text:s/></text:span><text:span text:style-name="T297">has received attention most of all (Multert &amp; Lemieux, 2009).</text:span></text:p>
      <text:p text:style-name="P298"><text:span text:style-name="T299"><text:s/>This approach stands opposed to the isolated (i.e. ERP, frequency analyses, fMRI contrasts, connectivity analyses) and asymmetric types of data analyses, such as EEG-informed fMRI and fMRI-info</text:span><text:span text:style-name="T300">rmed EEG. <text:s/>In all of these cases one of the two methods takes precedence over or excludes the other (Huster, Debener, &amp; Eichele, 2012). Further, each of<text:s/></text:span><text:soft-page-break/><text:span text:style-name="T301">these analyses only uses part of the data. The main advantage of data fusion is that it represents a mu</text:span><text:span text:style-name="T302">ltivariate approach which takes into account almost all available information.</text:span></text:p>
      <text:p text:style-name="P303"/>
      <text:h text:style-name="P304" text:outline-level="3"><text:bookmark-start text:name="_Toc480782227"/>1.2.1 Joint Independent Component Analysis<text:bookmark-end text:name="_Toc480782227"/></text:h>
      <text:p text:style-name="Standard"/>
      <text:p text:style-name="P305"><text:span text:style-name="T306"><draw:g draw:z-index="251678720" draw:name="Gruppieren 7" draw:id="id17" draw:style-name="a22" text:anchor-type="paragraph"><svg:title/><svg:desc/><draw:frame draw:id="id15" draw:style-name="a20" draw:name="Grafik 10" svg:x="-0.04306in" svg:y="4.63365in" svg:width="6.3in" svg:height="2.2743in" style:rel-width="scale" style:rel-height="scale"><draw:image xlink:href="media/image1.emf" xlink:type="simple" xlink:show="embed" xlink:actuate="onLoad"/><svg:title/><svg:desc/></draw:frame><draw:frame draw:id="id16" draw:style-name="a21" draw:name="Textfeld 2" svg:x="0.15486in" svg:y="6.93573in" svg:width="5.85417in" svg:height="0.75in" style:rel-width="scale" style:rel-height="scale"><draw:text-box><text:p text:style-name="P307">Fig. 2. Illustration of jICA with coupled feature matrix of multimodal datasets<text:s/><draw:frame draw:style-name="a23" text:anchor-type="as-char" svg:x="0in" svg:y="0in" svg:width="0.16667in" svg:height="0.1875in" style:rel-width="scale" style:rel-height="scale"><draw:object xlink:href="Object 5/" xlink:type="simple" xlink:show="embed" xlink:actuate="onLoad"/></draw:frame><text:span text:style-name="T308"><text:s/>and<text:s/></text:span><draw:frame draw:style-name="a24" text:anchor-type="as-char" svg:x="0in" svg:y="0in" svg:width="0.17708in" svg:height="0.19792in" style:rel-width="scale" style:rel-height="scale"><draw:object xlink:href="Object 6/" xlink:type="simple" xlink:show="embed" xlink:actuate="onLoad"/></draw:frame><text:span text:style-name="T309"><text:s/>in a shared data matrix (left) and in an um</text:span><text:span text:style-name="T310">ixed matrix with shared beta weights (right) from Calhoun and Adali (2009).<text:s/></text:span></text:p></draw:text-box><svg:title/><svg:desc/></draw:frame></draw:g></text:span><text:span text:style-name="T311">A popular method for fusing different kinds of medical imaging and EEG data is the joint Independent Component Analysis (jICA) (Calhoun, Adali, &amp; Liu, 2006; Calhoun, Liu, &amp; Adali,</text:span><text:span text:style-name="T312"><text:s/>2009; Eichele et al., 2008; Kyathanahally, Franco-Watkins, Zhang, Calhoun, &amp; Deshpande, 2016). As with ICA in single modalities, a generative model with an unknown, linear mixing process of signal components is assumed to underlie the data. The jICA also<text:s/></text:span><text:span text:style-name="T313">aims at identifying maximally independent components contributing to the signal by unmixing signal parameters. However, a spatiotemporal decomposition is performed on at least two different data modalities. In terms of ERP and fMRI data, spatiotemporal dec</text:span><text:span text:style-name="T314">omposition refers to the ERP time course and voxel intensity. Moreover, the jICA adds a strong constraint by assuming that sources associated with the two data modalities modulate the same way across subjects. Therefore, only sources with identical linear<text:s/></text:span><text:span text:style-name="T315">covariation are extracted from the unmixed data matrix. Correspondingly, beta weights are assigned to pairs of components from both data modalities (see Fig. 2). When extracting complementary components from ERP time courses and fMRI contrasts, each time p</text:span><text:span text:style-name="T316">oint in the extracted ERP time course is assigned a combination of the associated fMRI voxels, adding spatial to the temporal data.</text:span></text:p>
      <text:p text:style-name="P317"><text:span text:style-name="T318">The likelihood function used in the jICA is similar to the usual ICA as well. The joint unmixing data matrix W of two datase</text:span><text:span text:style-name="T319">ts<text:s/></text:span><draw:frame draw:style-name="a25" text:anchor-type="as-char" svg:x="0in" svg:y="0in" svg:width="0.16667in" svg:height="0.1875in" style:rel-width="scale" style:rel-height="scale"><draw:object xlink:href="Object 7/" xlink:type="simple" xlink:show="embed" xlink:actuate="onLoad"/></draw:frame><text:span text:style-name="T320"><text:s/>and<text:s/></text:span><draw:frame draw:style-name="a26" text:anchor-type="as-char" svg:x="0in" svg:y="0in" svg:width="0.17708in" svg:height="0.19792in" style:rel-width="scale" style:rel-height="scale"><draw:object xlink:href="Object 8/" xlink:type="simple" xlink:show="embed" xlink:actuate="onLoad"/></draw:frame><text:span text:style-name="T321"><text:s/>from the same sample of test subjects N is<text:s/></text:span><text:soft-page-break/><text:span text:style-name="T322">estimated so that the likelihood L(W) is maximal. In the estimated unmixing matrix each dataset has the dimensions N and voxels (</text:span><draw:frame draw:style-name="a27" text:anchor-type="as-char" svg:x="0in" svg:y="0in" svg:width="0.14583in" svg:height="0.1875in" style:rel-width="scale" style:rel-height="scale"><draw:object xlink:href="Object 9/" xlink:type="simple" xlink:show="embed" xlink:actuate="onLoad"/></draw:frame><text:span text:style-name="T323">)</text:span><text:span text:style-name="T324"><text:s/>or ERP time course (</text:span><draw:frame draw:style-name="a28" text:anchor-type="as-char" svg:x="0in" svg:y="0in" svg:width="0.14583in" svg:height="0.1875in" style:rel-width="scale" style:rel-height="scale"><draw:object xlink:href="Object 10/" xlink:type="simple" xlink:show="embed" xlink:actuate="onLoad"/></draw:frame><text:span text:style-name="T325">)</text:span><text:span text:style-name="T326">. The basic estimation of L(W) is</text:span></text:p>
      <text:p text:style-name="P327"><text:span text:style-name="T328"><text:s/></text:span><draw:frame draw:style-name="a29" text:anchor-type="as-char" svg:x="0in" svg:y="0in" svg:width="2.80208in" svg:height="0.54167in" style:rel-width="scale" style:rel-height="scale"><draw:object xlink:href="Object 11/" xlink:type="simple" xlink:show="embed" xlink:actuate="onLoad"/></draw:frame><text:span text:style-name="T329"><text:s/>,</text:span></text:p>
      <text:p text:style-name="P330"><text:span text:style-name="T331">where the vect</text:span><text:span text:style-name="T332">ors<text:s/></text:span><draw:frame draw:style-name="a30" text:anchor-type="as-char" svg:x="0in" svg:y="0in" svg:width="0.16667in" svg:height="0.1875in" style:rel-width="scale" style:rel-height="scale"><draw:object xlink:href="Object 12/" xlink:type="simple" xlink:show="embed" xlink:actuate="onLoad"/></draw:frame><text:span text:style-name="T333">and<text:s/></text:span><draw:frame draw:style-name="a31" text:anchor-type="as-char" svg:x="0in" svg:y="0in" svg:width="0.16667in" svg:height="0.19792in" style:rel-width="scale" style:rel-height="scale"><draw:object xlink:href="Object 13/" xlink:type="simple" xlink:show="embed" xlink:actuate="onLoad"/></draw:frame><text:span text:style-name="T334"><text:s/>represent observations for sample n = 1,… , N in the matrices<text:s/></text:span><draw:frame draw:style-name="a32" text:anchor-type="as-char" svg:x="0in" svg:y="0in" svg:width="0.17708in" svg:height="0.1875in" style:rel-width="scale" style:rel-height="scale"><draw:object xlink:href="Object 14/" xlink:type="simple" xlink:show="embed" xlink:actuate="onLoad"/></draw:frame><text:span text:style-name="T335">and<text:s/></text:span><draw:frame draw:style-name="a33" text:anchor-type="as-char" svg:x="0in" svg:y="0in" svg:width="0.17708in" svg:height="0.19792in" style:rel-width="scale" style:rel-height="scale"><draw:object xlink:href="Object 15/" xlink:type="simple" xlink:show="embed" xlink:actuate="onLoad"/></draw:frame><text:span text:style-name="T336"><text:s/>(Calhoun &amp; Adali, 2009).</text:span></text:p>
      <text:p text:style-name="P337"><text:span text:style-name="T338">With this framework for multimodal data fusion Kyathanahally et al. (2016) were able to detect decision making components underlying simple to more complex</text:span><text:span text:style-name="T339"><text:s/>Delay Discounting Tasks. Joint components identified in simpler tasks with certain rewards could predict parts of activation patterns found in more complex tasks with reward and punishment uncertainty, indicating that decision making processes might occur</text:span><text:span text:style-name="T340"><text:s/>in an additive fashion.</text:span></text:p>
      <text:p text:style-name="P341"><text:span text:style-name="T342">Although data fusion attempts to use all the available information, the jICA framework puts limitations to this principle. First of all, the constraint of identical modulation of features restricts the amount of data going into sig</text:span><text:span text:style-name="T343">nal components. This constraint is necessary to only focus on shared data sources. It can be relaxed by either choosing different datatypes or assuming correlated instead of identical modulation of the datatypes (i.e. parallel ICA). Moreover, while the aut</text:span><text:span text:style-name="T344">hors advise to use the jICA as a second level analysis on single subject data (e.g. Calhoun &amp; Adali, 2009), other approaches have gone further by performing second level data fusion on single trials (Debener et al., 2006; Huster et al., 2011; Murta, Hu, Ti</text:span><text:span text:style-name="T345">erney, Chaudhary, &amp; Walker, 2016).<text:s/></text:span></text:p>
      <text:p text:style-name="P346"/>
      <text:h text:style-name="P347" text:outline-level="2"><text:bookmark-start text:name="_Toc480782230"/>1.3 Aims of this study<text:bookmark-end text:name="_Toc480782230"/></text:h>
      <text:p text:style-name="P348"/>
      <text:p text:style-name="P3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Standard" style:display-name="Standard" style:family="paragraph">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Überschrift1Zchn" style:display-name="Überschrift 1 Zchn" style:family="text" style:parent-style-name="Absatz-Standardschriftart">
      <style:text-properties style:font-name="Calibri Light" style:font-name-asian="Times New Roman" style:font-name-complex="Times New Roman" fo:color="#2E74B5" fo:font-size="16pt" style:font-size-asian="16pt" style:font-size-complex="16pt"/>
    </style:style>
    <style:style style:name="Inhaltsverzeichnisüberschrift" style:display-name="Inhaltsverzeichnisüberschrift" style:family="paragraph" style:parent-style-name="Überschrift1" style:next-style-name="Standard" style:default-outline-level="1">
      <style:text-properties style:language-asian="en" style:country-asian="GB" fo:hyphenate="fals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Überschrift2Zchn" style:display-name="Überschrift 2 Zchn" style:family="text" style:parent-style-name="Absatz-Standardschriftart">
      <style:text-properties style:font-name="Calibri Light" style:font-name-asian="Times New Roman" style:font-name-complex="Times New Roman" fo:color="#2E74B5" fo:font-size="13pt" style:font-size-asian="13pt" style:font-size-complex="13pt"/>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Platzhaltertext" style:display-name="Platzhaltertext" style:family="text" style:parent-style-name="Absatz-Standardschriftart">
      <style:text-properties fo:color="#808080"/>
    </style:style>
    <style:style style:name="Listenabsatz" style:display-name="Listenabsatz" style:family="paragraph" style:parent-style-name="Standard">
      <style:paragraph-properties fo:margin-left="0.5in">
        <style:tab-stops/>
      </style:paragraph-properties>
      <style:text-properties fo:hyphenate="false"/>
    </style:style>
    <style:style style:name="Überschrift3Zchn" style:display-name="Überschrift 3 Zchn" style:family="text" style:parent-style-name="Absatz-Standardschriftart">
      <style:text-properties style:font-name="Calibri Light" style:font-name-asian="Times New Roman" style:font-name-complex="Times New Roman" fo:color="#1F4D78" fo:font-size="12pt" style:font-size-asian="12pt" style:font-size-complex="12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E74B5"/>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false"/>
    </style:style>
    <style:style style:name="Default" style:display-name="Default" style:family="paragraph">
      <style:paragraph-properties style:text-autospace="none" fo:margin-bottom="0in" fo:line-height="100%"/>
      <style:text-properties style:font-name-complex="Calibri" fo:color="#000000" fo:font-size="12pt" style:font-size-asian="12pt" style:font-size-complex="12pt" fo:hyphenate="false"/>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stroke-dash draw:name="a8" draw:style="rect" draw:dots1="1" draw:dots1-length="0.03125in" draw:distance="0.03125in"/>
    <draw:stroke-dash draw:name="a10" draw:style="rect" draw:dots1="1" draw:dots1-length="0.03125in" draw:distance="0.03125in"/>
    <draw:stroke-dash draw:name="a12" draw:style="rect" draw:dots1="1" draw:dots1-length="0.03125in" draw:distance="0.03125in"/>
    <draw:stroke-dash draw:name="a14" draw:style="rect" draw:dots1="1" draw:dots1-length="0.03125in" draw:distance="0.03125in"/>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lte</meta:initial-creator>
    <dc:creator>Malte</dc:creator>
    <meta:creation-date>2018-01-02T05:10:00Z</meta:creation-date>
    <dc:date>2018-01-02T05:12:00Z</dc:date>
    <meta:template xlink:href="Normal" xlink:type="simple"/>
    <meta:editing-cycles>3</meta:editing-cycles>
    <meta:editing-duration>PT0S</meta:editing-duration>
    <meta:user-defined meta:name="Mendeley Recent Style Id 0_1">http://www.zotero.org/styles/american-medical-association</meta:user-defined>
    <meta:user-defined meta:name="Mendeley Recent Style Name 0_1">American Medical Association</meta:user-defined>
    <meta:user-defined meta:name="Mendeley Recent Style Id 1_1">http://www.zotero.org/styles/american-political-science-association</meta:user-defined>
    <meta:user-defined meta:name="Mendeley Recent Style Name 1_1">American Political Science Association</meta:user-defined>
    <meta:user-defined meta:name="Mendeley Recent Style Id 2_1">http://www.zotero.org/styles/apa</meta:user-defined>
    <meta:user-defined meta:name="Mendeley Recent Style Name 2_1">American Psychological Association 6th edition</meta:user-defined>
    <meta:user-defined meta:name="Mendeley Recent Style Id 3_1">http://www.zotero.org/styles/american-sociological-association</meta:user-defined>
    <meta:user-defined meta:name="Mendeley Recent Style Name 3_1">American Sociological Association</meta:user-defined>
    <meta:user-defined meta:name="Mendeley Recent Style Id 4_1">http://www.zotero.org/styles/chicago-author-date</meta:user-defined>
    <meta:user-defined meta:name="Mendeley Recent Style Name 4_1">Chicago Manual of Style 17th edition (author-date)</meta:user-defined>
    <meta:user-defined meta:name="Mendeley Recent Style Id 5_1">http://www.zotero.org/styles/harvard-cite-them-right</meta:user-defined>
    <meta:user-defined meta:name="Mendeley Recent Style Name 5_1">Cite Them Right 10th edition - Harvard</meta:user-defined>
    <meta:user-defined meta:name="Mendeley Recent Style Id 6_1">http://www.zotero.org/styles/ieee</meta:user-defined>
    <meta:user-defined meta:name="Mendeley Recent Style Name 6_1">IEEE</meta:user-defined>
    <meta:user-defined meta:name="Mendeley Recent Style Id 7_1">http://www.zotero.org/styles/modern-humanities-research-association</meta:user-defined>
    <meta:user-defined meta:name="Mendeley Recent Style Name 7_1">Modern Humanities Research Association 3rd edition (note with bibliography)</meta:user-defined>
    <meta:user-defined meta:name="Mendeley Recent Style Id 8_1">http://www.zotero.org/styles/modern-language-association</meta:user-defined>
    <meta:user-defined meta:name="Mendeley Recent Style Name 8_1">Modern Language Association 8th edition</meta:user-defined>
    <meta:user-defined meta:name="Mendeley Recent Style Id 9_1">http://www.zotero.org/styles/nature</meta:user-defined>
    <meta:user-defined meta:name="Mendeley Recent Style Name 9_1">Nature</meta:user-defined>
    <meta:user-defined meta:name="Mendeley Document_1">True</meta:user-defined>
    <meta:user-defined meta:name="Mendeley Unique User Id_1">2df437ba-f466-32dd-99cb-c6f676a68988</meta:user-defined>
    <meta:user-defined meta:name="Mendeley Citation Style_1">http://www.zotero.org/styles/apa</meta:user-defined>
    <meta:document-statistic meta:page-count="9" meta:paragraph-count="32" meta:word-count="2428" meta:character-count="16236" meta:row-count="115" meta:non-whitespace-character-count="13840"/>
  </office:meta>
</office:document-meta>
</file>

<file path=Object 1/content.xml><?xml version="1.0" encoding="utf-8"?>
<mml:math xmlns:mml="http://www.w3.org/1998/Math/MathML" xmlns:m="http://schemas.openxmlformats.org/officeDocument/2006/math">
  <mml:msub>
    <mml:mrow>
      <mml:mi>B</mml:mi>
    </mml:mrow>
    <mml:mrow>
      <mml:mn>0</mml:mn>
    </mml:mrow>
  </mml:msub>
</mml:math>
</file>

<file path=Object 10/content.xml><?xml version="1.0" encoding="utf-8"?>
<mml:math xmlns:mml="http://www.w3.org/1998/Math/MathML" xmlns:m="http://schemas.openxmlformats.org/officeDocument/2006/math">
  <mml:msub>
    <mml:mrow>
      <mml:mi>V</mml:mi>
    </mml:mrow>
    <mml:mrow>
      <mml:mn>2</mml:mn>
    </mml:mrow>
  </mml:msub>
</mml:math>
</file>

<file path=Object 11/content.xml><?xml version="1.0" encoding="utf-8"?>
<mml:math xmlns:mml="http://www.w3.org/1998/Math/MathML" xmlns:m="http://schemas.openxmlformats.org/officeDocument/2006/math">
  <mml:mi>L</mml:mi>
  <mml:mo>(</mml:mo>
  <mml:mi>W</mml:mi>
  <mml:mo>)</mml:mo>
  <mml:mo>=</mml:mo>
  <mml:mi> </mml:mi>
  <mml:mrow>
    <mml:munderover>
      <mml:mo stretchy="false">∏</mml:mo>
      <mml:mrow>
        <mml:mi>n</mml:mi>
        <mml:mo>=</mml:mo>
        <mml:mn>1</mml:mn>
      </mml:mrow>
      <mml:mrow>
        <mml:mi>N</mml:mi>
      </mml:mrow>
    </mml:munderover>
    <mml:mrow>
      <mml:mo>(</mml:mo>
      <mml:mrow>
        <mml:munderover>
          <mml:mo stretchy="false">∏</mml:mo>
          <mml:mrow>
            <mml:mi>v</mml:mi>
            <mml:mo>=</mml:mo>
            <mml:mn>1</mml:mn>
          </mml:mrow>
          <mml:mrow>
            <mml:msub>
              <mml:mrow>
                <mml:mi>V</mml:mi>
              </mml:mrow>
              <mml:mrow>
                <mml:mn>1</mml:mn>
              </mml:mrow>
            </mml:msub>
          </mml:mrow>
        </mml:munderover>
        <mml:mrow>
          <mml:msub>
            <mml:mrow>
              <mml:mi>p</mml:mi>
            </mml:mrow>
            <mml:mrow>
              <mml:mi>F</mml:mi>
              <mml:mo>,</mml:mo>
              <mml:mi> </mml:mi>
              <mml:mi>n</mml:mi>
            </mml:mrow>
          </mml:msub>
          <mml:mfenced separators="|">
            <mml:mrow>
              <mml:msub>
                <mml:mrow>
                  <mml:mi>u</mml:mi>
                </mml:mrow>
                <mml:mrow>
                  <mml:mi>F</mml:mi>
                  <mml:mo>,</mml:mo>
                  <mml:mi> </mml:mi>
                  <mml:mi>v</mml:mi>
                </mml:mrow>
              </mml:msub>
            </mml:mrow>
          </mml:mfenced>
        </mml:mrow>
      </mml:mrow>
      <mml:mrow>
        <mml:munderover>
          <mml:mo stretchy="false">∏</mml:mo>
          <mml:mrow>
            <mml:mi>v</mml:mi>
            <mml:mo>=</mml:mo>
            <mml:mn>1</mml:mn>
          </mml:mrow>
          <mml:mrow>
            <mml:msub>
              <mml:mrow>
                <mml:mi>V</mml:mi>
              </mml:mrow>
              <mml:mrow>
                <mml:mn>2</mml:mn>
              </mml:mrow>
            </mml:msub>
          </mml:mrow>
        </mml:munderover>
        <mml:mrow>
          <mml:msub>
            <mml:mrow>
              <mml:mi>p</mml:mi>
            </mml:mrow>
            <mml:mrow>
              <mml:mi>G</mml:mi>
              <mml:mo>,</mml:mo>
              <mml:mi> </mml:mi>
              <mml:mi>n</mml:mi>
            </mml:mrow>
          </mml:msub>
          <mml:mfenced separators="|">
            <mml:mrow>
              <mml:msub>
                <mml:mrow>
                  <mml:mi>u</mml:mi>
                </mml:mrow>
                <mml:mrow>
                  <mml:mi>G</mml:mi>
                  <mml:mo>,</mml:mo>
                  <mml:mi> </mml:mi>
                  <mml:mi>v</mml:mi>
                </mml:mrow>
              </mml:msub>
            </mml:mrow>
          </mml:mfenced>
        </mml:mrow>
      </mml:mrow>
      <mml:mo>)</mml:mo>
    </mml:mrow>
  </mml:mrow>
</mml:math>
</file>

<file path=Object 12/content.xml><?xml version="1.0" encoding="utf-8"?>
<mml:math xmlns:mml="http://www.w3.org/1998/Math/MathML" xmlns:m="http://schemas.openxmlformats.org/officeDocument/2006/math">
  <mml:msub>
    <mml:mrow>
      <mml:mi>u</mml:mi>
    </mml:mrow>
    <mml:mrow>
      <mml:mi>F</mml:mi>
    </mml:mrow>
  </mml:msub>
</mml:math>
</file>

<file path=Object 13/content.xml><?xml version="1.0" encoding="utf-8"?>
<mml:math xmlns:mml="http://www.w3.org/1998/Math/MathML" xmlns:m="http://schemas.openxmlformats.org/officeDocument/2006/math">
  <mml:msub>
    <mml:mrow>
      <mml:mi>u</mml:mi>
    </mml:mrow>
    <mml:mrow>
      <mml:mi>G</mml:mi>
    </mml:mrow>
  </mml:msub>
</mml:math>
</file>

<file path=Object 14/content.xml><?xml version="1.0" encoding="utf-8"?>
<mml:math xmlns:mml="http://www.w3.org/1998/Math/MathML" xmlns:m="http://schemas.openxmlformats.org/officeDocument/2006/math">
  <mml:msub>
    <mml:mrow>
      <mml:mi>U</mml:mi>
    </mml:mrow>
    <mml:mrow>
      <mml:mi>F</mml:mi>
    </mml:mrow>
  </mml:msub>
</mml:math>
</file>

<file path=Object 15/content.xml><?xml version="1.0" encoding="utf-8"?>
<mml:math xmlns:mml="http://www.w3.org/1998/Math/MathML" xmlns:m="http://schemas.openxmlformats.org/officeDocument/2006/math">
  <mml:msub>
    <mml:mrow>
      <mml:mi>U</mml:mi>
    </mml:mrow>
    <mml:mrow>
      <mml:mi>G</mml:mi>
    </mml:mrow>
  </mml:msub>
</mml:math>
</file>

<file path=Object 2/content.xml><?xml version="1.0" encoding="utf-8"?>
<mml:math xmlns:mml="http://www.w3.org/1998/Math/MathML" xmlns:m="http://schemas.openxmlformats.org/officeDocument/2006/math">
  <mml:msub>
    <mml:mrow>
      <mml:mi>B</mml:mi>
    </mml:mrow>
    <mml:mrow>
      <mml:mn>0</mml:mn>
    </mml:mrow>
  </mml:msub>
</mml:math>
</file>

<file path=Object 3/content.xml><?xml version="1.0" encoding="utf-8"?>
<mml:math xmlns:mml="http://www.w3.org/1998/Math/MathML" xmlns:m="http://schemas.openxmlformats.org/officeDocument/2006/math">
  <mml:msub>
    <mml:mrow>
      <mml:mi>B</mml:mi>
    </mml:mrow>
    <mml:mrow>
      <mml:mn>1</mml:mn>
    </mml:mrow>
  </mml:msub>
</mml:math>
</file>

<file path=Object 4/content.xml><?xml version="1.0" encoding="utf-8"?>
<mml:math xmlns:mml="http://www.w3.org/1998/Math/MathML" xmlns:m="http://schemas.openxmlformats.org/officeDocument/2006/math">
  <mml:msub>
    <mml:mrow>
      <mml:mi>B</mml:mi>
    </mml:mrow>
    <mml:mrow>
      <mml:mn>0</mml:mn>
    </mml:mrow>
  </mml:msub>
</mml:math>
</file>

<file path=Object 5/content.xml><?xml version="1.0" encoding="utf-8"?>
<mml:math xmlns:mml="http://www.w3.org/1998/Math/MathML" xmlns:m="http://schemas.openxmlformats.org/officeDocument/2006/math">
  <mml:msub>
    <mml:mrow>
      <mml:mi>X</mml:mi>
    </mml:mrow>
    <mml:mrow>
      <mml:mi>F</mml:mi>
    </mml:mrow>
  </mml:msub>
</mml:math>
</file>

<file path=Object 6/content.xml><?xml version="1.0" encoding="utf-8"?>
<mml:math xmlns:mml="http://www.w3.org/1998/Math/MathML" xmlns:m="http://schemas.openxmlformats.org/officeDocument/2006/math">
  <mml:msub>
    <mml:mrow>
      <mml:mi>X</mml:mi>
    </mml:mrow>
    <mml:mrow>
      <mml:mi>G</mml:mi>
    </mml:mrow>
  </mml:msub>
</mml:math>
</file>

<file path=Object 7/content.xml><?xml version="1.0" encoding="utf-8"?>
<mml:math xmlns:mml="http://www.w3.org/1998/Math/MathML" xmlns:m="http://schemas.openxmlformats.org/officeDocument/2006/math">
  <mml:msub>
    <mml:mrow>
      <mml:mi>X</mml:mi>
    </mml:mrow>
    <mml:mrow>
      <mml:mi>F</mml:mi>
    </mml:mrow>
  </mml:msub>
</mml:math>
</file>

<file path=Object 8/content.xml><?xml version="1.0" encoding="utf-8"?>
<mml:math xmlns:mml="http://www.w3.org/1998/Math/MathML" xmlns:m="http://schemas.openxmlformats.org/officeDocument/2006/math">
  <mml:msub>
    <mml:mrow>
      <mml:mi>X</mml:mi>
    </mml:mrow>
    <mml:mrow>
      <mml:mi>G</mml:mi>
    </mml:mrow>
  </mml:msub>
</mml:math>
</file>

<file path=Object 9/content.xml><?xml version="1.0" encoding="utf-8"?>
<mml:math xmlns:mml="http://www.w3.org/1998/Math/MathML" xmlns:m="http://schemas.openxmlformats.org/officeDocument/2006/math">
  <mml:msub>
    <mml:mrow>
      <mml:mi>V</mml:mi>
    </mml:mrow>
    <mml:mrow>
      <mml:mn>1</mml:mn>
    </mml:mrow>
  </mml:msub>
</mml:math>
</file>